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]-[.F$2])^2" office:value-type="float" office:value="0.648024999999999">
            <text:p>0.648025</text:p>
          </table:table-cell>
          <table:table-cell table:formula="of:=([.B1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2]-[.F$2])^2" office:value-type="float" office:value="0.648024999999999">
            <text:p>0.648025</text:p>
          </table:table-cell>
          <table:table-cell table:formula="of:=([.B2]-[.J$2])^2" office:value-type="float" office:value="4.601025">
            <text:p>4.601025</text:p>
          </table:table-cell>
          <table:table-cell/>
          <table:table-cell table:formula="of:=SUM([.A1:.A1000])/1000" office:value-type="float" office:value="9.805">
            <text:p>9.805</text:p>
          </table:table-cell>
          <table:table-cell table:formula="of:=SUM([.C1:.C1000])/999" office:value-type="float" office:value="11.007982982983">
            <text:p>11.007982983</text:p>
          </table:table-cell>
          <table:table-cell table:formula="of:=MAX([.A1:.A1000])" office:value-type="float" office:value="32">
            <text:p>32</text:p>
          </table:table-cell>
          <table:table-cell table:formula="of:=MIN([.A1:.A1000])" office:value-type="float" office:value="5">
            <text:p>5</text:p>
          </table:table-cell>
          <table:table-cell table:formula="of:=SUM([.B1:.B1000])/1000" office:value-type="float" office:value="18.855">
            <text:p>18.855</text:p>
          </table:table-cell>
          <table:table-cell table:formula="of:=SUM([.D1:.D1000])/999" office:value-type="float" office:value="27.2532282282281">
            <text:p>27.2532282282</text:p>
          </table:table-cell>
          <table:table-cell table:formula="of:=MAX([.B1:.B1000])" office:value-type="float" office:value="53">
            <text:p>53</text:p>
          </table:table-cell>
          <table:table-cell table:formula="of:=MIN([.B1:.B1000])"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3]-[.F$2])^2" office:value-type="float" office:value="0.0380250000000001">
            <text:p>0.038025</text:p>
          </table:table-cell>
          <table:table-cell table:formula="of:=([.B3]-[.J$2])^2" office:value-type="float" office:value="293.951025">
            <text:p>293.9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]-[.F$2])^2" office:value-type="float" office:value="0.648024999999999">
            <text:p>0.648025</text:p>
          </table:table-cell>
          <table:table-cell table:formula="of:=([.B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5]-[.F$2])^2" office:value-type="float" office:value="0.648024999999999">
            <text:p>0.648025</text:p>
          </table:table-cell>
          <table:table-cell table:formula="of:=([.B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6]-[.F$2])^2" office:value-type="float" office:value="17.598025">
            <text:p>17.598025</text:p>
          </table:table-cell>
          <table:table-cell table:formula="of:=([.B6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]-[.F$2])^2" office:value-type="float" office:value="0.648024999999999">
            <text:p>0.648025</text:p>
          </table:table-cell>
          <table:table-cell table:formula="of:=([.B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]-[.F$2])^2" office:value-type="float" office:value="1.428025">
            <text:p>1.428025</text:p>
          </table:table-cell>
          <table:table-cell table:formula="of:=([.B8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9]-[.F$2])^2" office:value-type="float" office:value="7.868025">
            <text:p>7.868025</text:p>
          </table:table-cell>
          <table:table-cell table:formula="of:=([.B9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0]-[.F$2])^2" office:value-type="float" office:value="0.648024999999999">
            <text:p>0.648025</text:p>
          </table:table-cell>
          <table:table-cell table:formula="of:=([.B1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1]-[.F$2])^2" office:value-type="float" office:value="0.648024999999999">
            <text:p>0.648025</text:p>
          </table:table-cell>
          <table:table-cell table:formula="of:=([.B11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2]-[.F$2])^2" office:value-type="float" office:value="0.0380250000000001">
            <text:p>0.038025</text:p>
          </table:table-cell>
          <table:table-cell table:formula="of:=([.B12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13]-[.F$2])^2" office:value-type="float" office:value="1.428025">
            <text:p>1.428025</text:p>
          </table:table-cell>
          <table:table-cell table:formula="of:=([.B1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4]-[.F$2])^2" office:value-type="float" office:value="0.648024999999999">
            <text:p>0.648025</text:p>
          </table:table-cell>
          <table:table-cell table:formula="of:=([.B1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15]-[.F$2])^2" office:value-type="float" office:value="1.428025">
            <text:p>1.428025</text:p>
          </table:table-cell>
          <table:table-cell table:formula="of:=([.B1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16]-[.F$2])^2" office:value-type="float" office:value="3.258025">
            <text:p>3.258025</text:p>
          </table:table-cell>
          <table:table-cell table:formula="of:=([.B1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7]-[.F$2])^2" office:value-type="float" office:value="7.868025">
            <text:p>7.868025</text:p>
          </table:table-cell>
          <table:table-cell table:formula="of:=([.B1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18]-[.F$2])^2" office:value-type="float" office:value="0.0380250000000001">
            <text:p>0.038025</text:p>
          </table:table-cell>
          <table:table-cell table:formula="of:=([.B18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([.A19]-[.F$2])^2" office:value-type="float" office:value="67.158025">
            <text:p>67.158025</text:p>
          </table:table-cell>
          <table:table-cell table:formula="of:=([.B19]-[.J$2])^2" office:value-type="float" office:value="229.371025">
            <text:p>229.3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20]-[.F$2])^2" office:value-type="float" office:value="14.478025">
            <text:p>14.478025</text:p>
          </table:table-cell>
          <table:table-cell table:formula="of:=([.B20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1]-[.F$2])^2" office:value-type="float" office:value="0.0380250000000001">
            <text:p>0.038025</text:p>
          </table:table-cell>
          <table:table-cell table:formula="of:=([.B21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2]-[.F$2])^2" office:value-type="float" office:value="0.0380250000000001">
            <text:p>0.038025</text:p>
          </table:table-cell>
          <table:table-cell table:formula="of:=([.B2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23]-[.F$2])^2" office:value-type="float" office:value="7.868025">
            <text:p>7.868025</text:p>
          </table:table-cell>
          <table:table-cell table:formula="of:=([.B23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4]-[.F$2])^2" office:value-type="float" office:value="0.648024999999999">
            <text:p>0.648025</text:p>
          </table:table-cell>
          <table:table-cell table:formula="of:=([.B2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25]-[.F$2])^2" office:value-type="float" office:value="7.868025">
            <text:p>7.868025</text:p>
          </table:table-cell>
          <table:table-cell table:formula="of:=([.B2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6]-[.F$2])^2" office:value-type="float" office:value="0.0380250000000001">
            <text:p>0.038025</text:p>
          </table:table-cell>
          <table:table-cell table:formula="of:=([.B2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27]-[.F$2])^2" office:value-type="float" office:value="0.648024999999999">
            <text:p>0.648025</text:p>
          </table:table-cell>
          <table:table-cell table:formula="of:=([.B2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8]-[.F$2])^2" office:value-type="float" office:value="0.648024999999999">
            <text:p>0.648025</text:p>
          </table:table-cell>
          <table:table-cell table:formula="of:=([.B2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9]-[.F$2])^2" office:value-type="float" office:value="3.258025">
            <text:p>3.258025</text:p>
          </table:table-cell>
          <table:table-cell table:formula="of:=([.B29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30]-[.F$2])^2" office:value-type="float" office:value="1.428025">
            <text:p>1.428025</text:p>
          </table:table-cell>
          <table:table-cell table:formula="of:=([.B30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31]-[.F$2])^2" office:value-type="float" office:value="4.818025">
            <text:p>4.818025</text:p>
          </table:table-cell>
          <table:table-cell table:formula="of:=([.B3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32]-[.F$2])^2" office:value-type="float" office:value="3.258025">
            <text:p>3.258025</text:p>
          </table:table-cell>
          <table:table-cell table:formula="of:=([.B32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33]-[.F$2])^2" office:value-type="float" office:value="3.258025">
            <text:p>3.258025</text:p>
          </table:table-cell>
          <table:table-cell table:formula="of:=([.B33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34]-[.F$2])^2" office:value-type="float" office:value="3.258025">
            <text:p>3.258025</text:p>
          </table:table-cell>
          <table:table-cell table:formula="of:=([.B3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35]-[.F$2])^2" office:value-type="float" office:value="3.258025">
            <text:p>3.258025</text:p>
          </table:table-cell>
          <table:table-cell table:formula="of:=([.B3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6]-[.F$2])^2" office:value-type="float" office:value="0.648024999999999">
            <text:p>0.648025</text:p>
          </table:table-cell>
          <table:table-cell table:formula="of:=([.B3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7]-[.F$2])^2" office:value-type="float" office:value="0.0380250000000001">
            <text:p>0.038025</text:p>
          </table:table-cell>
          <table:table-cell table:formula="of:=([.B37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([.A38]-[.F$2])^2" office:value-type="float" office:value="14.478025">
            <text:p>14.478025</text:p>
          </table:table-cell>
          <table:table-cell table:formula="of:=([.B38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39]-[.F$2])^2" office:value-type="float" office:value="14.478025">
            <text:p>14.478025</text:p>
          </table:table-cell>
          <table:table-cell table:formula="of:=([.B39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0]-[.F$2])^2" office:value-type="float" office:value="0.0380250000000001">
            <text:p>0.038025</text:p>
          </table:table-cell>
          <table:table-cell table:formula="of:=([.B40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1]-[.F$2])^2" office:value-type="float" office:value="38.378025">
            <text:p>38.378025</text:p>
          </table:table-cell>
          <table:table-cell table:formula="of:=([.B4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42]-[.F$2])^2" office:value-type="float" office:value="3.258025">
            <text:p>3.258025</text:p>
          </table:table-cell>
          <table:table-cell table:formula="of:=([.B42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3]-[.F$2])^2" office:value-type="float" office:value="0.648024999999999">
            <text:p>0.648025</text:p>
          </table:table-cell>
          <table:table-cell table:formula="of:=([.B4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A44]-[.F$2])^2" office:value-type="float" office:value="14.478025">
            <text:p>14.478025</text:p>
          </table:table-cell>
          <table:table-cell table:formula="of:=([.B44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45]-[.F$2])^2" office:value-type="float" office:value="0.648024999999999">
            <text:p>0.648025</text:p>
          </table:table-cell>
          <table:table-cell table:formula="of:=([.B4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6]-[.F$2])^2" office:value-type="float" office:value="0.648024999999999">
            <text:p>0.648025</text:p>
          </table:table-cell>
          <table:table-cell table:formula="of:=([.B4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7]-[.F$2])^2" office:value-type="float" office:value="0.0380250000000001">
            <text:p>0.038025</text:p>
          </table:table-cell>
          <table:table-cell table:formula="of:=([.B47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48]-[.F$2])^2" office:value-type="float" office:value="14.478025">
            <text:p>14.478025</text:p>
          </table:table-cell>
          <table:table-cell table:formula="of:=([.B48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49]-[.F$2])^2" office:value-type="float" office:value="3.258025">
            <text:p>3.258025</text:p>
          </table:table-cell>
          <table:table-cell table:formula="of:=([.B4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50]-[.F$2])^2" office:value-type="float" office:value="3.258025">
            <text:p>3.258025</text:p>
          </table:table-cell>
          <table:table-cell table:formula="of:=([.B5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1]-[.F$2])^2" office:value-type="float" office:value="0.648024999999999">
            <text:p>0.648025</text:p>
          </table:table-cell>
          <table:table-cell table:formula="of:=([.B5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52]-[.F$2])^2" office:value-type="float" office:value="3.258025">
            <text:p>3.258025</text:p>
          </table:table-cell>
          <table:table-cell table:formula="of:=([.B52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3]-[.F$2])^2" office:value-type="float" office:value="0.648024999999999">
            <text:p>0.648025</text:p>
          </table:table-cell>
          <table:table-cell table:formula="of:=([.B53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54]-[.F$2])^2" office:value-type="float" office:value="3.258025">
            <text:p>3.258025</text:p>
          </table:table-cell>
          <table:table-cell table:formula="of:=([.B54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55]-[.F$2])^2" office:value-type="float" office:value="3.258025">
            <text:p>3.258025</text:p>
          </table:table-cell>
          <table:table-cell table:formula="of:=([.B5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56]-[.F$2])^2" office:value-type="float" office:value="1.428025">
            <text:p>1.428025</text:p>
          </table:table-cell>
          <table:table-cell table:formula="of:=([.B56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7]-[.F$2])^2" office:value-type="float" office:value="0.648024999999999">
            <text:p>0.648025</text:p>
          </table:table-cell>
          <table:table-cell table:formula="of:=([.B5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8]-[.F$2])^2" office:value-type="float" office:value="0.648024999999999">
            <text:p>0.648025</text:p>
          </table:table-cell>
          <table:table-cell table:formula="of:=([.B5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59]-[.F$2])^2" office:value-type="float" office:value="0.648024999999999">
            <text:p>0.648025</text:p>
          </table:table-cell>
          <table:table-cell table:formula="of:=([.B59]-[.J$2])^2" office:value-type="float" office:value="124.211025">
            <text:p>124.21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60]-[.F$2])^2" office:value-type="float" office:value="26.988025">
            <text:p>26.988025</text:p>
          </table:table-cell>
          <table:table-cell table:formula="of:=([.B60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61]-[.F$2])^2" office:value-type="float" office:value="3.258025">
            <text:p>3.258025</text:p>
          </table:table-cell>
          <table:table-cell table:formula="of:=([.B6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2]-[.F$2])^2" office:value-type="float" office:value="0.648024999999999">
            <text:p>0.648025</text:p>
          </table:table-cell>
          <table:table-cell table:formula="of:=([.B6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63]-[.F$2])^2" office:value-type="float" office:value="84.548025">
            <text:p>84.548025</text:p>
          </table:table-cell>
          <table:table-cell table:formula="of:=([.B63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64]-[.F$2])^2" office:value-type="float" office:value="17.598025">
            <text:p>17.598025</text:p>
          </table:table-cell>
          <table:table-cell table:formula="of:=([.B64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65]-[.F$2])^2" office:value-type="float" office:value="1.428025">
            <text:p>1.428025</text:p>
          </table:table-cell>
          <table:table-cell table:formula="of:=([.B65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66]-[.F$2])^2" office:value-type="float" office:value="0.0380250000000001">
            <text:p>0.038025</text:p>
          </table:table-cell>
          <table:table-cell table:formula="of:=([.B66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7]-[.F$2])^2" office:value-type="float" office:value="0.648024999999999">
            <text:p>0.648025</text:p>
          </table:table-cell>
          <table:table-cell table:formula="of:=([.B6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68]-[.F$2])^2" office:value-type="float" office:value="10.208025">
            <text:p>10.208025</text:p>
          </table:table-cell>
          <table:table-cell table:formula="of:=([.B68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69]-[.F$2])^2" office:value-type="float" office:value="1.428025">
            <text:p>1.428025</text:p>
          </table:table-cell>
          <table:table-cell table:formula="of:=([.B6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0]-[.F$2])^2" office:value-type="float" office:value="3.258025">
            <text:p>3.258025</text:p>
          </table:table-cell>
          <table:table-cell table:formula="of:=([.B7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71]-[.F$2])^2" office:value-type="float" office:value="17.598025">
            <text:p>17.598025</text:p>
          </table:table-cell>
          <table:table-cell table:formula="of:=([.B71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72]-[.F$2])^2" office:value-type="float" office:value="1.428025">
            <text:p>1.428025</text:p>
          </table:table-cell>
          <table:table-cell table:formula="of:=([.B72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3]-[.F$2])^2" office:value-type="float" office:value="0.648024999999999">
            <text:p>0.648025</text:p>
          </table:table-cell>
          <table:table-cell table:formula="of:=([.B73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74]-[.F$2])^2" office:value-type="float" office:value="1.428025">
            <text:p>1.428025</text:p>
          </table:table-cell>
          <table:table-cell table:formula="of:=([.B74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5]-[.F$2])^2" office:value-type="float" office:value="0.648024999999999">
            <text:p>0.648025</text:p>
          </table:table-cell>
          <table:table-cell table:formula="of:=([.B7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6]-[.F$2])^2" office:value-type="float" office:value="38.378025">
            <text:p>38.378025</text:p>
          </table:table-cell>
          <table:table-cell table:formula="of:=([.B7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77]-[.F$2])^2" office:value-type="float" office:value="14.478025">
            <text:p>14.478025</text:p>
          </table:table-cell>
          <table:table-cell table:formula="of:=([.B77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8]-[.F$2])^2" office:value-type="float" office:value="3.258025">
            <text:p>3.258025</text:p>
          </table:table-cell>
          <table:table-cell table:formula="of:=([.B7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79]-[.F$2])^2" office:value-type="float" office:value="1.428025">
            <text:p>1.428025</text:p>
          </table:table-cell>
          <table:table-cell table:formula="of:=([.B79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0]-[.F$2])^2" office:value-type="float" office:value="0.648024999999999">
            <text:p>0.648025</text:p>
          </table:table-cell>
          <table:table-cell table:formula="of:=([.B80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81]-[.F$2])^2" office:value-type="float" office:value="0.648024999999999">
            <text:p>0.648025</text:p>
          </table:table-cell>
          <table:table-cell table:formula="of:=([.B81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82]-[.F$2])^2" office:value-type="float" office:value="0.0380250000000001">
            <text:p>0.038025</text:p>
          </table:table-cell>
          <table:table-cell table:formula="of:=([.B82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3]-[.F$2])^2" office:value-type="float" office:value="0.648024999999999">
            <text:p>0.648025</text:p>
          </table:table-cell>
          <table:table-cell table:formula="of:=([.B8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4]-[.F$2])^2" office:value-type="float" office:value="0.648024999999999">
            <text:p>0.648025</text:p>
          </table:table-cell>
          <table:table-cell table:formula="of:=([.B8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85]-[.F$2])^2" office:value-type="float" office:value="1.428025">
            <text:p>1.428025</text:p>
          </table:table-cell>
          <table:table-cell table:formula="of:=([.B8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6]-[.F$2])^2" office:value-type="float" office:value="0.648024999999999">
            <text:p>0.648025</text:p>
          </table:table-cell>
          <table:table-cell table:formula="of:=([.B8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87]-[.F$2])^2" office:value-type="float" office:value="3.258025">
            <text:p>3.258025</text:p>
          </table:table-cell>
          <table:table-cell table:formula="of:=([.B87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8]-[.F$2])^2" office:value-type="float" office:value="3.258025">
            <text:p>3.258025</text:p>
          </table:table-cell>
          <table:table-cell table:formula="of:=([.B8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9]-[.F$2])^2" office:value-type="float" office:value="0.648024999999999">
            <text:p>0.648025</text:p>
          </table:table-cell>
          <table:table-cell table:formula="of:=([.B89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0]-[.F$2])^2" office:value-type="float" office:value="0.648024999999999">
            <text:p>0.648025</text:p>
          </table:table-cell>
          <table:table-cell table:formula="of:=([.B9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91]-[.F$2])^2" office:value-type="float" office:value="17.598025">
            <text:p>17.598025</text:p>
          </table:table-cell>
          <table:table-cell table:formula="of:=([.B9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2]-[.F$2])^2" office:value-type="float" office:value="7.868025">
            <text:p>7.868025</text:p>
          </table:table-cell>
          <table:table-cell table:formula="of:=([.B92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3]-[.F$2])^2" office:value-type="float" office:value="3.258025">
            <text:p>3.258025</text:p>
          </table:table-cell>
          <table:table-cell table:formula="of:=([.B93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4]-[.F$2])^2" office:value-type="float" office:value="0.648024999999999">
            <text:p>0.648025</text:p>
          </table:table-cell>
          <table:table-cell table:formula="of:=([.B94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95]-[.F$2])^2" office:value-type="float" office:value="0.648024999999999">
            <text:p>0.648025</text:p>
          </table:table-cell>
          <table:table-cell table:formula="of:=([.B95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96]-[.F$2])^2" office:value-type="float" office:value="0.0380250000000001">
            <text:p>0.038025</text:p>
          </table:table-cell>
          <table:table-cell table:formula="of:=([.B96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7]-[.F$2])^2" office:value-type="float" office:value="7.868025">
            <text:p>7.868025</text:p>
          </table:table-cell>
          <table:table-cell table:formula="of:=([.B97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8]-[.F$2])^2" office:value-type="float" office:value="3.258025">
            <text:p>3.258025</text:p>
          </table:table-cell>
          <table:table-cell table:formula="of:=([.B9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99]-[.F$2])^2" office:value-type="float" office:value="51.768025">
            <text:p>51.768025</text:p>
          </table:table-cell>
          <table:table-cell table:formula="of:=([.B9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100]-[.F$2])^2" office:value-type="float" office:value="0.648024999999999">
            <text:p>0.648025</text:p>
          </table:table-cell>
          <table:table-cell table:formula="of:=([.B100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01]-[.F$2])^2" office:value-type="float" office:value="103.938025">
            <text:p>103.938025</text:p>
          </table:table-cell>
          <table:table-cell table:formula="of:=([.B101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02]-[.F$2])^2" office:value-type="float" office:value="0.648024999999999">
            <text:p>0.648025</text:p>
          </table:table-cell>
          <table:table-cell table:formula="of:=([.B10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03]-[.F$2])^2" office:value-type="float" office:value="0.648024999999999">
            <text:p>0.648025</text:p>
          </table:table-cell>
          <table:table-cell table:formula="of:=([.B103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104]-[.F$2])^2" office:value-type="float" office:value="3.258025">
            <text:p>3.258025</text:p>
          </table:table-cell>
          <table:table-cell table:formula="of:=([.B104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105]-[.F$2])^2" office:value-type="float" office:value="0.648024999999999">
            <text:p>0.648025</text:p>
          </table:table-cell>
          <table:table-cell table:formula="of:=([.B105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06]-[.F$2])^2" office:value-type="float" office:value="0.0380250000000001">
            <text:p>0.038025</text:p>
          </table:table-cell>
          <table:table-cell table:formula="of:=([.B106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07]-[.F$2])^2" office:value-type="float" office:value="0.648024999999999">
            <text:p>0.648025</text:p>
          </table:table-cell>
          <table:table-cell table:formula="of:=([.B10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108]-[.F$2])^2" office:value-type="float" office:value="4.818025">
            <text:p>4.818025</text:p>
          </table:table-cell>
          <table:table-cell table:formula="of:=([.B108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09]-[.F$2])^2" office:value-type="float" office:value="0.648024999999999">
            <text:p>0.648025</text:p>
          </table:table-cell>
          <table:table-cell table:formula="of:=([.B10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10]-[.F$2])^2" office:value-type="float" office:value="0.648024999999999">
            <text:p>0.648025</text:p>
          </table:table-cell>
          <table:table-cell table:formula="of:=([.B11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111]-[.F$2])^2" office:value-type="float" office:value="3.258025">
            <text:p>3.258025</text:p>
          </table:table-cell>
          <table:table-cell table:formula="of:=([.B111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112]-[.F$2])^2" office:value-type="float" office:value="3.258025">
            <text:p>3.258025</text:p>
          </table:table-cell>
          <table:table-cell table:formula="of:=([.B112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13]-[.F$2])^2" office:value-type="float" office:value="0.648024999999999">
            <text:p>0.648025</text:p>
          </table:table-cell>
          <table:table-cell table:formula="of:=([.B11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14]-[.F$2])^2" office:value-type="float" office:value="0.648024999999999">
            <text:p>0.648025</text:p>
          </table:table-cell>
          <table:table-cell table:formula="of:=([.B11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5]-[.F$2])^2" office:value-type="float" office:value="1.428025">
            <text:p>1.428025</text:p>
          </table:table-cell>
          <table:table-cell table:formula="of:=([.B115]-[.J$2])^2" office:value-type="float" office:value="124.211025">
            <text:p>124.2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16]-[.F$2])^2" office:value-type="float" office:value="0.0380250000000001">
            <text:p>0.038025</text:p>
          </table:table-cell>
          <table:table-cell table:formula="of:=([.B116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117]-[.F$2])^2" office:value-type="float" office:value="0.0380250000000001">
            <text:p>0.038025</text:p>
          </table:table-cell>
          <table:table-cell table:formula="of:=([.B11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18]-[.F$2])^2" office:value-type="float" office:value="0.648024999999999">
            <text:p>0.648025</text:p>
          </table:table-cell>
          <table:table-cell table:formula="of:=([.B11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19]-[.F$2])^2" office:value-type="float" office:value="7.868025">
            <text:p>7.868025</text:p>
          </table:table-cell>
          <table:table-cell table:formula="of:=([.B11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20]-[.F$2])^2" office:value-type="float" office:value="0.648024999999999">
            <text:p>0.648025</text:p>
          </table:table-cell>
          <table:table-cell table:formula="of:=([.B120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121]-[.F$2])^2" office:value-type="float" office:value="14.478025">
            <text:p>14.478025</text:p>
          </table:table-cell>
          <table:table-cell table:formula="of:=([.B12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122]-[.F$2])^2" office:value-type="float" office:value="3.258025">
            <text:p>3.258025</text:p>
          </table:table-cell>
          <table:table-cell table:formula="of:=([.B122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23]-[.F$2])^2" office:value-type="float" office:value="7.868025">
            <text:p>7.868025</text:p>
          </table:table-cell>
          <table:table-cell table:formula="of:=([.B12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124]-[.F$2])^2" office:value-type="float" office:value="3.258025">
            <text:p>3.258025</text:p>
          </table:table-cell>
          <table:table-cell table:formula="of:=([.B12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125]-[.F$2])^2" office:value-type="float" office:value="7.868025">
            <text:p>7.868025</text:p>
          </table:table-cell>
          <table:table-cell table:formula="of:=([.B125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126]-[.F$2])^2" office:value-type="float" office:value="1.428025">
            <text:p>1.428025</text:p>
          </table:table-cell>
          <table:table-cell table:formula="of:=([.B12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127]-[.F$2])^2" office:value-type="float" office:value="1.428025">
            <text:p>1.428025</text:p>
          </table:table-cell>
          <table:table-cell table:formula="of:=([.B127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128]-[.F$2])^2" office:value-type="float" office:value="1.428025">
            <text:p>1.428025</text:p>
          </table:table-cell>
          <table:table-cell table:formula="of:=([.B12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29]-[.F$2])^2" office:value-type="float" office:value="7.868025">
            <text:p>7.868025</text:p>
          </table:table-cell>
          <table:table-cell table:formula="of:=([.B12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30]-[.F$2])^2" office:value-type="float" office:value="84.548025">
            <text:p>84.548025</text:p>
          </table:table-cell>
          <table:table-cell table:formula="of:=([.B130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131]-[.F$2])^2" office:value-type="float" office:value="51.768025">
            <text:p>51.768025</text:p>
          </table:table-cell>
          <table:table-cell table:formula="of:=([.B13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132]-[.F$2])^2" office:value-type="float" office:value="0.0380250000000001">
            <text:p>0.038025</text:p>
          </table:table-cell>
          <table:table-cell table:formula="of:=([.B13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([.A133]-[.F$2])^2" office:value-type="float" office:value="10.208025">
            <text:p>10.208025</text:p>
          </table:table-cell>
          <table:table-cell table:formula="of:=([.B133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134]-[.F$2])^2" office:value-type="float" office:value="1.428025">
            <text:p>1.428025</text:p>
          </table:table-cell>
          <table:table-cell table:formula="of:=([.B13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35]-[.F$2])^2" office:value-type="float" office:value="0.648024999999999">
            <text:p>0.648025</text:p>
          </table:table-cell>
          <table:table-cell table:formula="of:=([.B13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36]-[.F$2])^2" office:value-type="float" office:value="0.648024999999999">
            <text:p>0.648025</text:p>
          </table:table-cell>
          <table:table-cell table:formula="of:=([.B13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37]-[.F$2])^2" office:value-type="float" office:value="0.648024999999999">
            <text:p>0.648025</text:p>
          </table:table-cell>
          <table:table-cell table:formula="of:=([.B13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38]-[.F$2])^2" office:value-type="float" office:value="0.0380250000000001">
            <text:p>0.038025</text:p>
          </table:table-cell>
          <table:table-cell table:formula="of:=([.B138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([.A139]-[.F$2])^2" office:value-type="float" office:value="4.818025">
            <text:p>4.818025</text:p>
          </table:table-cell>
          <table:table-cell table:formula="of:=([.B139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40]-[.F$2])^2" office:value-type="float" office:value="17.598025">
            <text:p>17.598025</text:p>
          </table:table-cell>
          <table:table-cell table:formula="of:=([.B140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41]-[.F$2])^2" office:value-type="float" office:value="7.868025">
            <text:p>7.868025</text:p>
          </table:table-cell>
          <table:table-cell table:formula="of:=([.B14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142]-[.F$2])^2" office:value-type="float" office:value="0.648024999999999">
            <text:p>0.648025</text:p>
          </table:table-cell>
          <table:table-cell table:formula="of:=([.B142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143]-[.F$2])^2" office:value-type="float" office:value="7.868025">
            <text:p>7.868025</text:p>
          </table:table-cell>
          <table:table-cell table:formula="of:=([.B14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44]-[.F$2])^2" office:value-type="float" office:value="7.868025">
            <text:p>7.868025</text:p>
          </table:table-cell>
          <table:table-cell table:formula="of:=([.B14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45]-[.F$2])^2" office:value-type="float" office:value="3.258025">
            <text:p>3.258025</text:p>
          </table:table-cell>
          <table:table-cell table:formula="of:=([.B145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146]-[.F$2])^2" office:value-type="float" office:value="7.868025">
            <text:p>7.868025</text:p>
          </table:table-cell>
          <table:table-cell table:formula="of:=([.B146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147]-[.F$2])^2" office:value-type="float" office:value="17.598025">
            <text:p>17.598025</text:p>
          </table:table-cell>
          <table:table-cell table:formula="of:=([.B14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148]-[.F$2])^2" office:value-type="float" office:value="3.258025">
            <text:p>3.258025</text:p>
          </table:table-cell>
          <table:table-cell table:formula="of:=([.B14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149]-[.F$2])^2" office:value-type="float" office:value="3.258025">
            <text:p>3.258025</text:p>
          </table:table-cell>
          <table:table-cell table:formula="of:=([.B14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150]-[.F$2])^2" office:value-type="float" office:value="0.648024999999999">
            <text:p>0.648025</text:p>
          </table:table-cell>
          <table:table-cell table:formula="of:=([.B150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151]-[.F$2])^2" office:value-type="float" office:value="7.868025">
            <text:p>7.868025</text:p>
          </table:table-cell>
          <table:table-cell table:formula="of:=([.B151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152]-[.F$2])^2" office:value-type="float" office:value="3.258025">
            <text:p>3.258025</text:p>
          </table:table-cell>
          <table:table-cell table:formula="of:=([.B15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53]-[.F$2])^2" office:value-type="float" office:value="84.548025">
            <text:p>84.548025</text:p>
          </table:table-cell>
          <table:table-cell table:formula="of:=([.B15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154]-[.F$2])^2" office:value-type="float" office:value="0.0380250000000001">
            <text:p>0.038025</text:p>
          </table:table-cell>
          <table:table-cell table:formula="of:=([.B154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5]-[.F$2])^2" office:value-type="float" office:value="38.378025">
            <text:p>38.378025</text:p>
          </table:table-cell>
          <table:table-cell table:formula="of:=([.B15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156]-[.F$2])^2" office:value-type="float" office:value="3.258025">
            <text:p>3.258025</text:p>
          </table:table-cell>
          <table:table-cell table:formula="of:=([.B156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57]-[.F$2])^2" office:value-type="float" office:value="0.648024999999999">
            <text:p>0.648025</text:p>
          </table:table-cell>
          <table:table-cell table:formula="of:=([.B157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158]-[.F$2])^2" office:value-type="float" office:value="3.258025">
            <text:p>3.258025</text:p>
          </table:table-cell>
          <table:table-cell table:formula="of:=([.B15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159]-[.F$2])^2" office:value-type="float" office:value="4.818025">
            <text:p>4.818025</text:p>
          </table:table-cell>
          <table:table-cell table:formula="of:=([.B159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160]-[.F$2])^2" office:value-type="float" office:value="14.478025">
            <text:p>14.478025</text:p>
          </table:table-cell>
          <table:table-cell table:formula="of:=([.B160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161]-[.F$2])^2" office:value-type="float" office:value="3.258025">
            <text:p>3.258025</text:p>
          </table:table-cell>
          <table:table-cell table:formula="of:=([.B16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162]-[.F$2])^2" office:value-type="float" office:value="4.818025">
            <text:p>4.818025</text:p>
          </table:table-cell>
          <table:table-cell table:formula="of:=([.B162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A163]-[.F$2])^2" office:value-type="float" office:value="26.988025">
            <text:p>26.988025</text:p>
          </table:table-cell>
          <table:table-cell table:formula="of:=([.B163]-[.J$2])^2" office:value-type="float" office:value="260.661025">
            <text:p>260.6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164]-[.F$2])^2" office:value-type="float" office:value="3.258025">
            <text:p>3.258025</text:p>
          </table:table-cell>
          <table:table-cell table:formula="of:=([.B164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165]-[.F$2])^2" office:value-type="float" office:value="0.648024999999999">
            <text:p>0.648025</text:p>
          </table:table-cell>
          <table:table-cell table:formula="of:=([.B165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66]-[.F$2])^2" office:value-type="float" office:value="0.648024999999999">
            <text:p>0.648025</text:p>
          </table:table-cell>
          <table:table-cell table:formula="of:=([.B16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67]-[.F$2])^2" office:value-type="float" office:value="0.648024999999999">
            <text:p>0.648025</text:p>
          </table:table-cell>
          <table:table-cell table:formula="of:=([.B16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68]-[.F$2])^2" office:value-type="float" office:value="7.868025">
            <text:p>7.868025</text:p>
          </table:table-cell>
          <table:table-cell table:formula="of:=([.B16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69]-[.F$2])^2" office:value-type="float" office:value="0.648024999999999">
            <text:p>0.648025</text:p>
          </table:table-cell>
          <table:table-cell table:formula="of:=([.B16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70]-[.F$2])^2" office:value-type="float" office:value="0.648024999999999">
            <text:p>0.648025</text:p>
          </table:table-cell>
          <table:table-cell table:formula="of:=([.B17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171]-[.F$2])^2" office:value-type="float" office:value="3.258025">
            <text:p>3.258025</text:p>
          </table:table-cell>
          <table:table-cell table:formula="of:=([.B171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172]-[.F$2])^2" office:value-type="float" office:value="51.768025">
            <text:p>51.768025</text:p>
          </table:table-cell>
          <table:table-cell table:formula="of:=([.B172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173]-[.F$2])^2" office:value-type="float" office:value="3.258025">
            <text:p>3.258025</text:p>
          </table:table-cell>
          <table:table-cell table:formula="of:=([.B17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174]-[.F$2])^2" office:value-type="float" office:value="0.0380250000000001">
            <text:p>0.038025</text:p>
          </table:table-cell>
          <table:table-cell table:formula="of:=([.B17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175]-[.F$2])^2" office:value-type="float" office:value="38.378025">
            <text:p>38.378025</text:p>
          </table:table-cell>
          <table:table-cell table:formula="of:=([.B175]-[.J$2])^2" office:value-type="float" office:value="200.081025">
            <text:p>200.08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176]-[.F$2])^2" office:value-type="float" office:value="14.478025">
            <text:p>14.478025</text:p>
          </table:table-cell>
          <table:table-cell table:formula="of:=([.B176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77]-[.F$2])^2" office:value-type="float" office:value="0.648024999999999">
            <text:p>0.648025</text:p>
          </table:table-cell>
          <table:table-cell table:formula="of:=([.B177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178]-[.F$2])^2" office:value-type="float" office:value="7.868025">
            <text:p>7.868025</text:p>
          </table:table-cell>
          <table:table-cell table:formula="of:=([.B178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79]-[.F$2])^2" office:value-type="float" office:value="7.868025">
            <text:p>7.868025</text:p>
          </table:table-cell>
          <table:table-cell table:formula="of:=([.B17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180]-[.F$2])^2" office:value-type="float" office:value="0.0380250000000001">
            <text:p>0.038025</text:p>
          </table:table-cell>
          <table:table-cell table:formula="of:=([.B18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181]-[.F$2])^2" office:value-type="float" office:value="0.0380250000000001">
            <text:p>0.038025</text:p>
          </table:table-cell>
          <table:table-cell table:formula="of:=([.B18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82]-[.F$2])^2" office:value-type="float" office:value="4.818025">
            <text:p>4.818025</text:p>
          </table:table-cell>
          <table:table-cell table:formula="of:=([.B182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183]-[.F$2])^2" office:value-type="float" office:value="0.0380250000000001">
            <text:p>0.038025</text:p>
          </table:table-cell>
          <table:table-cell table:formula="of:=([.B183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184]-[.F$2])^2" office:value-type="float" office:value="4.818025">
            <text:p>4.818025</text:p>
          </table:table-cell>
          <table:table-cell table:formula="of:=([.B18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185]-[.F$2])^2" office:value-type="float" office:value="26.988025">
            <text:p>26.988025</text:p>
          </table:table-cell>
          <table:table-cell table:formula="of:=([.B18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186]-[.F$2])^2" office:value-type="float" office:value="3.258025">
            <text:p>3.258025</text:p>
          </table:table-cell>
          <table:table-cell table:formula="of:=([.B18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187]-[.F$2])^2" office:value-type="float" office:value="7.868025">
            <text:p>7.868025</text:p>
          </table:table-cell>
          <table:table-cell table:formula="of:=([.B187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A188]-[.F$2])^2" office:value-type="float" office:value="4.818025">
            <text:p>4.818025</text:p>
          </table:table-cell>
          <table:table-cell table:formula="of:=([.B188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89]-[.F$2])^2" office:value-type="float" office:value="0.0380250000000001">
            <text:p>0.038025</text:p>
          </table:table-cell>
          <table:table-cell table:formula="of:=([.B189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90]-[.F$2])^2" office:value-type="float" office:value="0.0380250000000001">
            <text:p>0.038025</text:p>
          </table:table-cell>
          <table:table-cell table:formula="of:=([.B190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191]-[.F$2])^2" office:value-type="float" office:value="1.428025">
            <text:p>1.428025</text:p>
          </table:table-cell>
          <table:table-cell table:formula="of:=([.B191]-[.J$2])^2" office:value-type="float" office:value="447.111025">
            <text:p>447.11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192]-[.F$2])^2" office:value-type="float" office:value="17.598025">
            <text:p>17.598025</text:p>
          </table:table-cell>
          <table:table-cell table:formula="of:=([.B19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93]-[.F$2])^2" office:value-type="float" office:value="0.648024999999999">
            <text:p>0.648025</text:p>
          </table:table-cell>
          <table:table-cell table:formula="of:=([.B19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94]-[.F$2])^2" office:value-type="float" office:value="0.648024999999999">
            <text:p>0.648025</text:p>
          </table:table-cell>
          <table:table-cell table:formula="of:=([.B19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195]-[.F$2])^2" office:value-type="float" office:value="3.258025">
            <text:p>3.258025</text:p>
          </table:table-cell>
          <table:table-cell table:formula="of:=([.B19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196]-[.F$2])^2" office:value-type="float" office:value="4.818025">
            <text:p>4.818025</text:p>
          </table:table-cell>
          <table:table-cell table:formula="of:=([.B196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97]-[.F$2])^2" office:value-type="float" office:value="7.868025">
            <text:p>7.868025</text:p>
          </table:table-cell>
          <table:table-cell table:formula="of:=([.B19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198]-[.F$2])^2" office:value-type="float" office:value="14.478025">
            <text:p>14.478025</text:p>
          </table:table-cell>
          <table:table-cell table:formula="of:=([.B198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199]-[.F$2])^2" office:value-type="float" office:value="0.648024999999999">
            <text:p>0.648025</text:p>
          </table:table-cell>
          <table:table-cell table:formula="of:=([.B199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00]-[.F$2])^2" office:value-type="float" office:value="0.648024999999999">
            <text:p>0.648025</text:p>
          </table:table-cell>
          <table:table-cell table:formula="of:=([.B200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01]-[.F$2])^2" office:value-type="float" office:value="7.868025">
            <text:p>7.868025</text:p>
          </table:table-cell>
          <table:table-cell table:formula="of:=([.B20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202]-[.F$2])^2" office:value-type="float" office:value="1.428025">
            <text:p>1.428025</text:p>
          </table:table-cell>
          <table:table-cell table:formula="of:=([.B202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03]-[.F$2])^2" office:value-type="float" office:value="1.428025">
            <text:p>1.428025</text:p>
          </table:table-cell>
          <table:table-cell table:formula="of:=([.B203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204]-[.F$2])^2" office:value-type="float" office:value="295.668025">
            <text:p>295.668025</text:p>
          </table:table-cell>
          <table:table-cell table:formula="of:=([.B204]-[.J$2])^2" office:value-type="float" office:value="147.501025">
            <text:p>147.5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205]-[.F$2])^2" office:value-type="float" office:value="7.868025">
            <text:p>7.868025</text:p>
          </table:table-cell>
          <table:table-cell table:formula="of:=([.B20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06]-[.F$2])^2" office:value-type="float" office:value="0.648024999999999">
            <text:p>0.648025</text:p>
          </table:table-cell>
          <table:table-cell table:formula="of:=([.B206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207]-[.F$2])^2" office:value-type="float" office:value="1.428025">
            <text:p>1.428025</text:p>
          </table:table-cell>
          <table:table-cell table:formula="of:=([.B207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208]-[.F$2])^2" office:value-type="float" office:value="3.258025">
            <text:p>3.258025</text:p>
          </table:table-cell>
          <table:table-cell table:formula="of:=([.B208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209]-[.F$2])^2" office:value-type="float" office:value="3.258025">
            <text:p>3.258025</text:p>
          </table:table-cell>
          <table:table-cell table:formula="of:=([.B20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10]-[.F$2])^2" office:value-type="float" office:value="14.478025">
            <text:p>14.478025</text:p>
          </table:table-cell>
          <table:table-cell table:formula="of:=([.B210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211]-[.F$2])^2" office:value-type="float" office:value="1.428025">
            <text:p>1.428025</text:p>
          </table:table-cell>
          <table:table-cell table:formula="of:=([.B21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212]-[.F$2])^2" office:value-type="float" office:value="3.258025">
            <text:p>3.258025</text:p>
          </table:table-cell>
          <table:table-cell table:formula="of:=([.B212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13]-[.F$2])^2" office:value-type="float" office:value="0.648024999999999">
            <text:p>0.648025</text:p>
          </table:table-cell>
          <table:table-cell table:formula="of:=([.B21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14]-[.F$2])^2" office:value-type="float" office:value="0.648024999999999">
            <text:p>0.648025</text:p>
          </table:table-cell>
          <table:table-cell table:formula="of:=([.B214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215]-[.F$2])^2" office:value-type="float" office:value="14.478025">
            <text:p>14.478025</text:p>
          </table:table-cell>
          <table:table-cell table:formula="of:=([.B21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216]-[.F$2])^2" office:value-type="float" office:value="1.428025">
            <text:p>1.428025</text:p>
          </table:table-cell>
          <table:table-cell table:formula="of:=([.B216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217]-[.F$2])^2" office:value-type="float" office:value="4.818025">
            <text:p>4.818025</text:p>
          </table:table-cell>
          <table:table-cell table:formula="of:=([.B217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18]-[.F$2])^2" office:value-type="float" office:value="0.648024999999999">
            <text:p>0.648025</text:p>
          </table:table-cell>
          <table:table-cell table:formula="of:=([.B21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219]-[.F$2])^2" office:value-type="float" office:value="7.868025">
            <text:p>7.868025</text:p>
          </table:table-cell>
          <table:table-cell table:formula="of:=([.B219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220]-[.F$2])^2" office:value-type="float" office:value="1.428025">
            <text:p>1.428025</text:p>
          </table:table-cell>
          <table:table-cell table:formula="of:=([.B22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221]-[.F$2])^2" office:value-type="float" office:value="103.938025">
            <text:p>103.938025</text:p>
          </table:table-cell>
          <table:table-cell table:formula="of:=([.B22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22]-[.F$2])^2" office:value-type="float" office:value="0.648024999999999">
            <text:p>0.648025</text:p>
          </table:table-cell>
          <table:table-cell table:formula="of:=([.B222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23]-[.F$2])^2" office:value-type="float" office:value="14.478025">
            <text:p>14.478025</text:p>
          </table:table-cell>
          <table:table-cell table:formula="of:=([.B223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24]-[.F$2])^2" office:value-type="float" office:value="0.0380250000000001">
            <text:p>0.038025</text:p>
          </table:table-cell>
          <table:table-cell table:formula="of:=([.B22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225]-[.F$2])^2" office:value-type="float" office:value="26.988025">
            <text:p>26.988025</text:p>
          </table:table-cell>
          <table:table-cell table:formula="of:=([.B22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226]-[.F$2])^2" office:value-type="float" office:value="0.0380250000000001">
            <text:p>0.038025</text:p>
          </table:table-cell>
          <table:table-cell table:formula="of:=([.B22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27]-[.F$2])^2" office:value-type="float" office:value="0.648024999999999">
            <text:p>0.648025</text:p>
          </table:table-cell>
          <table:table-cell table:formula="of:=([.B227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228]-[.F$2])^2" office:value-type="float" office:value="0.648024999999999">
            <text:p>0.648025</text:p>
          </table:table-cell>
          <table:table-cell table:formula="of:=([.B228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229]-[.F$2])^2" office:value-type="float" office:value="3.258025">
            <text:p>3.258025</text:p>
          </table:table-cell>
          <table:table-cell table:formula="of:=([.B229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30]-[.F$2])^2" office:value-type="float" office:value="0.648024999999999">
            <text:p>0.648025</text:p>
          </table:table-cell>
          <table:table-cell table:formula="of:=([.B230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231]-[.F$2])^2" office:value-type="float" office:value="7.868025">
            <text:p>7.868025</text:p>
          </table:table-cell>
          <table:table-cell table:formula="of:=([.B23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32]-[.F$2])^2" office:value-type="float" office:value="0.648024999999999">
            <text:p>0.648025</text:p>
          </table:table-cell>
          <table:table-cell table:formula="of:=([.B232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33]-[.F$2])^2" office:value-type="float" office:value="7.868025">
            <text:p>7.868025</text:p>
          </table:table-cell>
          <table:table-cell table:formula="of:=([.B23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34]-[.F$2])^2" office:value-type="float" office:value="0.648024999999999">
            <text:p>0.648025</text:p>
          </table:table-cell>
          <table:table-cell table:formula="of:=([.B23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235]-[.F$2])^2" office:value-type="float" office:value="0.648024999999999">
            <text:p>0.648025</text:p>
          </table:table-cell>
          <table:table-cell table:formula="of:=([.B23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236]-[.F$2])^2" office:value-type="float" office:value="3.258025">
            <text:p>3.258025</text:p>
          </table:table-cell>
          <table:table-cell table:formula="of:=([.B23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formula="of:=([.A237]-[.F$2])^2" office:value-type="float" office:value="4.818025">
            <text:p>4.818025</text:p>
          </table:table-cell>
          <table:table-cell table:formula="of:=([.B237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38]-[.F$2])^2" office:value-type="float" office:value="0.648024999999999">
            <text:p>0.648025</text:p>
          </table:table-cell>
          <table:table-cell table:formula="of:=([.B23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239]-[.F$2])^2" office:value-type="float" office:value="3.258025">
            <text:p>3.258025</text:p>
          </table:table-cell>
          <table:table-cell table:formula="of:=([.B23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240]-[.F$2])^2" office:value-type="float" office:value="7.868025">
            <text:p>7.868025</text:p>
          </table:table-cell>
          <table:table-cell table:formula="of:=([.B24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241]-[.F$2])^2" office:value-type="float" office:value="3.258025">
            <text:p>3.258025</text:p>
          </table:table-cell>
          <table:table-cell table:formula="of:=([.B24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42]-[.F$2])^2" office:value-type="float" office:value="0.648024999999999">
            <text:p>0.648025</text:p>
          </table:table-cell>
          <table:table-cell table:formula="of:=([.B24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243]-[.F$2])^2" office:value-type="float" office:value="3.258025">
            <text:p>3.258025</text:p>
          </table:table-cell>
          <table:table-cell table:formula="of:=([.B24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244]-[.F$2])^2" office:value-type="float" office:value="174.108025">
            <text:p>174.108025</text:p>
          </table:table-cell>
          <table:table-cell table:formula="of:=([.B244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formula="of:=([.A245]-[.F$2])^2" office:value-type="float" office:value="125.328025">
            <text:p>125.328025</text:p>
          </table:table-cell>
          <table:table-cell table:formula="of:=([.B245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46]-[.F$2])^2" office:value-type="float" office:value="51.768025">
            <text:p>51.768025</text:p>
          </table:table-cell>
          <table:table-cell table:formula="of:=([.B246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247]-[.F$2])^2" office:value-type="float" office:value="10.208025">
            <text:p>10.208025</text:p>
          </table:table-cell>
          <table:table-cell table:formula="of:=([.B247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248]-[.F$2])^2" office:value-type="float" office:value="0.0380250000000001">
            <text:p>0.038025</text:p>
          </table:table-cell>
          <table:table-cell table:formula="of:=([.B24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49]-[.F$2])^2" office:value-type="float" office:value="0.648024999999999">
            <text:p>0.648025</text:p>
          </table:table-cell>
          <table:table-cell table:formula="of:=([.B24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250]-[.F$2])^2" office:value-type="float" office:value="0.0380250000000001">
            <text:p>0.038025</text:p>
          </table:table-cell>
          <table:table-cell table:formula="of:=([.B250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51]-[.F$2])^2" office:value-type="float" office:value="0.648024999999999">
            <text:p>0.648025</text:p>
          </table:table-cell>
          <table:table-cell table:formula="of:=([.B25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252]-[.F$2])^2" office:value-type="float" office:value="14.478025">
            <text:p>14.478025</text:p>
          </table:table-cell>
          <table:table-cell table:formula="of:=([.B252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53]-[.F$2])^2" office:value-type="float" office:value="14.478025">
            <text:p>14.478025</text:p>
          </table:table-cell>
          <table:table-cell table:formula="of:=([.B253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54]-[.F$2])^2" office:value-type="float" office:value="14.478025">
            <text:p>14.478025</text:p>
          </table:table-cell>
          <table:table-cell table:formula="of:=([.B254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255]-[.F$2])^2" office:value-type="float" office:value="3.258025">
            <text:p>3.258025</text:p>
          </table:table-cell>
          <table:table-cell table:formula="of:=([.B25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56]-[.F$2])^2" office:value-type="float" office:value="7.868025">
            <text:p>7.868025</text:p>
          </table:table-cell>
          <table:table-cell table:formula="of:=([.B25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257]-[.F$2])^2" office:value-type="float" office:value="1.428025">
            <text:p>1.428025</text:p>
          </table:table-cell>
          <table:table-cell table:formula="of:=([.B257]-[.J$2])^2" office:value-type="float" office:value="447.111025">
            <text:p>447.11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258]-[.F$2])^2" office:value-type="float" office:value="17.598025">
            <text:p>17.598025</text:p>
          </table:table-cell>
          <table:table-cell table:formula="of:=([.B258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259]-[.F$2])^2" office:value-type="float" office:value="3.258025">
            <text:p>3.258025</text:p>
          </table:table-cell>
          <table:table-cell table:formula="of:=([.B259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260]-[.F$2])^2" office:value-type="float" office:value="7.868025">
            <text:p>7.868025</text:p>
          </table:table-cell>
          <table:table-cell table:formula="of:=([.B260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261]-[.F$2])^2" office:value-type="float" office:value="10.208025">
            <text:p>10.208025</text:p>
          </table:table-cell>
          <table:table-cell table:formula="of:=([.B261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62]-[.F$2])^2" office:value-type="float" office:value="7.868025">
            <text:p>7.868025</text:p>
          </table:table-cell>
          <table:table-cell table:formula="of:=([.B26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263]-[.F$2])^2" office:value-type="float" office:value="0.0380250000000001">
            <text:p>0.038025</text:p>
          </table:table-cell>
          <table:table-cell table:formula="of:=([.B263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264]-[.F$2])^2" office:value-type="float" office:value="7.868025">
            <text:p>7.868025</text:p>
          </table:table-cell>
          <table:table-cell table:formula="of:=([.B264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65]-[.F$2])^2" office:value-type="float" office:value="0.648024999999999">
            <text:p>0.648025</text:p>
          </table:table-cell>
          <table:table-cell table:formula="of:=([.B26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66]-[.F$2])^2" office:value-type="float" office:value="0.648024999999999">
            <text:p>0.648025</text:p>
          </table:table-cell>
          <table:table-cell table:formula="of:=([.B26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67]-[.F$2])^2" office:value-type="float" office:value="0.648024999999999">
            <text:p>0.648025</text:p>
          </table:table-cell>
          <table:table-cell table:formula="of:=([.B26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268]-[.F$2])^2" office:value-type="float" office:value="4.818025">
            <text:p>4.818025</text:p>
          </table:table-cell>
          <table:table-cell table:formula="of:=([.B268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69]-[.F$2])^2" office:value-type="float" office:value="4.818025">
            <text:p>4.818025</text:p>
          </table:table-cell>
          <table:table-cell table:formula="of:=([.B269]-[.J$2])^2" office:value-type="float" office:value="200.081025">
            <text:p>200.08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A270]-[.F$2])^2" office:value-type="float" office:value="7.868025">
            <text:p>7.868025</text:p>
          </table:table-cell>
          <table:table-cell table:formula="of:=([.B270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71]-[.F$2])^2" office:value-type="float" office:value="0.0380250000000001">
            <text:p>0.038025</text:p>
          </table:table-cell>
          <table:table-cell table:formula="of:=([.B271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72]-[.F$2])^2" office:value-type="float" office:value="3.258025">
            <text:p>3.258025</text:p>
          </table:table-cell>
          <table:table-cell table:formula="of:=([.B272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73]-[.F$2])^2" office:value-type="float" office:value="3.258025">
            <text:p>3.258025</text:p>
          </table:table-cell>
          <table:table-cell table:formula="of:=([.B273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74]-[.F$2])^2" office:value-type="float" office:value="7.868025">
            <text:p>7.868025</text:p>
          </table:table-cell>
          <table:table-cell table:formula="of:=([.B27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275]-[.F$2])^2" office:value-type="float" office:value="67.158025">
            <text:p>67.158025</text:p>
          </table:table-cell>
          <table:table-cell table:formula="of:=([.B27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76]-[.F$2])^2" office:value-type="float" office:value="125.328025">
            <text:p>125.328025</text:p>
          </table:table-cell>
          <table:table-cell table:formula="of:=([.B27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277]-[.F$2])^2" office:value-type="float" office:value="0.0380250000000001">
            <text:p>0.038025</text:p>
          </table:table-cell>
          <table:table-cell table:formula="of:=([.B27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278]-[.F$2])^2" office:value-type="float" office:value="26.988025">
            <text:p>26.988025</text:p>
          </table:table-cell>
          <table:table-cell table:formula="of:=([.B27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279]-[.F$2])^2" office:value-type="float" office:value="7.868025">
            <text:p>7.868025</text:p>
          </table:table-cell>
          <table:table-cell table:formula="of:=([.B279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280]-[.F$2])^2" office:value-type="float" office:value="4.818025">
            <text:p>4.818025</text:p>
          </table:table-cell>
          <table:table-cell table:formula="of:=([.B280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([.A281]-[.F$2])^2" office:value-type="float" office:value="10.208025">
            <text:p>10.208025</text:p>
          </table:table-cell>
          <table:table-cell table:formula="of:=([.B281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82]-[.F$2])^2" office:value-type="float" office:value="0.648024999999999">
            <text:p>0.648025</text:p>
          </table:table-cell>
          <table:table-cell table:formula="of:=([.B28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83]-[.F$2])^2" office:value-type="float" office:value="0.648024999999999">
            <text:p>0.648025</text:p>
          </table:table-cell>
          <table:table-cell table:formula="of:=([.B28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284]-[.F$2])^2" office:value-type="float" office:value="0.648024999999999">
            <text:p>0.648025</text:p>
          </table:table-cell>
          <table:table-cell table:formula="of:=([.B284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285]-[.F$2])^2" office:value-type="float" office:value="3.258025">
            <text:p>3.258025</text:p>
          </table:table-cell>
          <table:table-cell table:formula="of:=([.B285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286]-[.F$2])^2" office:value-type="float" office:value="7.868025">
            <text:p>7.868025</text:p>
          </table:table-cell>
          <table:table-cell table:formula="of:=([.B286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287]-[.F$2])^2" office:value-type="float" office:value="0.0380250000000001">
            <text:p>0.038025</text:p>
          </table:table-cell>
          <table:table-cell table:formula="of:=([.B287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288]-[.F$2])^2" office:value-type="float" office:value="51.768025">
            <text:p>51.768025</text:p>
          </table:table-cell>
          <table:table-cell table:formula="of:=([.B288]-[.J$2])^2" office:value-type="float" office:value="366.531025">
            <text:p>366.5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89]-[.F$2])^2" office:value-type="float" office:value="3.258025">
            <text:p>3.258025</text:p>
          </table:table-cell>
          <table:table-cell table:formula="of:=([.B289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290]-[.F$2])^2" office:value-type="float" office:value="7.868025">
            <text:p>7.868025</text:p>
          </table:table-cell>
          <table:table-cell table:formula="of:=([.B290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91]-[.F$2])^2" office:value-type="float" office:value="0.0380250000000001">
            <text:p>0.038025</text:p>
          </table:table-cell>
          <table:table-cell table:formula="of:=([.B291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292]-[.F$2])^2" office:value-type="float" office:value="26.988025">
            <text:p>26.988025</text:p>
          </table:table-cell>
          <table:table-cell table:formula="of:=([.B292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293]-[.F$2])^2" office:value-type="float" office:value="7.868025">
            <text:p>7.868025</text:p>
          </table:table-cell>
          <table:table-cell table:formula="of:=([.B293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94]-[.F$2])^2" office:value-type="float" office:value="3.258025">
            <text:p>3.258025</text:p>
          </table:table-cell>
          <table:table-cell table:formula="of:=([.B294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295]-[.F$2])^2" office:value-type="float" office:value="26.988025">
            <text:p>26.988025</text:p>
          </table:table-cell>
          <table:table-cell table:formula="of:=([.B295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296]-[.F$2])^2" office:value-type="float" office:value="3.258025">
            <text:p>3.258025</text:p>
          </table:table-cell>
          <table:table-cell table:formula="of:=([.B29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297]-[.F$2])^2" office:value-type="float" office:value="3.258025">
            <text:p>3.258025</text:p>
          </table:table-cell>
          <table:table-cell table:formula="of:=([.B29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98]-[.F$2])^2" office:value-type="float" office:value="0.648024999999999">
            <text:p>0.648025</text:p>
          </table:table-cell>
          <table:table-cell table:formula="of:=([.B29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table:formula="of:=([.A299]-[.F$2])^2" office:value-type="float" office:value="17.598025">
            <text:p>17.598025</text:p>
          </table:table-cell>
          <table:table-cell table:formula="of:=([.B299]-[.J$2])^2" office:value-type="float" office:value="792.141025">
            <text:p>792.14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300]-[.F$2])^2" office:value-type="float" office:value="1.428025">
            <text:p>1.428025</text:p>
          </table:table-cell>
          <table:table-cell table:formula="of:=([.B300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301]-[.F$2])^2" office:value-type="float" office:value="0.648024999999999">
            <text:p>0.648025</text:p>
          </table:table-cell>
          <table:table-cell table:formula="of:=([.B301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302]-[.F$2])^2" office:value-type="float" office:value="67.158025">
            <text:p>67.158025</text:p>
          </table:table-cell>
          <table:table-cell table:formula="of:=([.B30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303]-[.F$2])^2" office:value-type="float" office:value="230.888025">
            <text:p>230.888025</text:p>
          </table:table-cell>
          <table:table-cell table:formula="of:=([.B30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304]-[.F$2])^2" office:value-type="float" office:value="10.208025">
            <text:p>10.208025</text:p>
          </table:table-cell>
          <table:table-cell table:formula="of:=([.B30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305]-[.F$2])^2" office:value-type="float" office:value="23.088025">
            <text:p>23.088025</text:p>
          </table:table-cell>
          <table:table-cell table:formula="of:=([.B30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306]-[.F$2])^2" office:value-type="float" office:value="26.988025">
            <text:p>26.988025</text:p>
          </table:table-cell>
          <table:table-cell table:formula="of:=([.B30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07]-[.F$2])^2" office:value-type="float" office:value="0.648024999999999">
            <text:p>0.648025</text:p>
          </table:table-cell>
          <table:table-cell table:formula="of:=([.B307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308]-[.F$2])^2" office:value-type="float" office:value="4.818025">
            <text:p>4.818025</text:p>
          </table:table-cell>
          <table:table-cell table:formula="of:=([.B30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09]-[.F$2])^2" office:value-type="float" office:value="0.648024999999999">
            <text:p>0.648025</text:p>
          </table:table-cell>
          <table:table-cell table:formula="of:=([.B30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310]-[.F$2])^2" office:value-type="float" office:value="7.868025">
            <text:p>7.868025</text:p>
          </table:table-cell>
          <table:table-cell table:formula="of:=([.B31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311]-[.F$2])^2" office:value-type="float" office:value="1.428025">
            <text:p>1.428025</text:p>
          </table:table-cell>
          <table:table-cell table:formula="of:=([.B311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312]-[.F$2])^2" office:value-type="float" office:value="0.648024999999999">
            <text:p>0.648025</text:p>
          </table:table-cell>
          <table:table-cell table:formula="of:=([.B312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313]-[.F$2])^2" office:value-type="float" office:value="125.328025">
            <text:p>125.328025</text:p>
          </table:table-cell>
          <table:table-cell table:formula="of:=([.B31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314]-[.F$2])^2" office:value-type="float" office:value="3.258025">
            <text:p>3.258025</text:p>
          </table:table-cell>
          <table:table-cell table:formula="of:=([.B31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315]-[.F$2])^2" office:value-type="float" office:value="3.258025">
            <text:p>3.258025</text:p>
          </table:table-cell>
          <table:table-cell table:formula="of:=([.B31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16]-[.F$2])^2" office:value-type="float" office:value="0.648024999999999">
            <text:p>0.648025</text:p>
          </table:table-cell>
          <table:table-cell table:formula="of:=([.B31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17]-[.F$2])^2" office:value-type="float" office:value="0.648024999999999">
            <text:p>0.648025</text:p>
          </table:table-cell>
          <table:table-cell table:formula="of:=([.B317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318]-[.F$2])^2" office:value-type="float" office:value="3.258025">
            <text:p>3.258025</text:p>
          </table:table-cell>
          <table:table-cell table:formula="of:=([.B31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f:=([.A319]-[.F$2])^2" office:value-type="float" office:value="10.208025">
            <text:p>10.208025</text:p>
          </table:table-cell>
          <table:table-cell table:formula="of:=([.B319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20]-[.F$2])^2" office:value-type="float" office:value="0.648024999999999">
            <text:p>0.648025</text:p>
          </table:table-cell>
          <table:table-cell table:formula="of:=([.B32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321]-[.F$2])^2" office:value-type="float" office:value="23.088025">
            <text:p>23.088025</text:p>
          </table:table-cell>
          <table:table-cell table:formula="of:=([.B321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22]-[.F$2])^2" office:value-type="float" office:value="0.648024999999999">
            <text:p>0.648025</text:p>
          </table:table-cell>
          <table:table-cell table:formula="of:=([.B32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323]-[.F$2])^2" office:value-type="float" office:value="3.258025">
            <text:p>3.258025</text:p>
          </table:table-cell>
          <table:table-cell table:formula="of:=([.B323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324]-[.F$2])^2" office:value-type="float" office:value="3.258025">
            <text:p>3.258025</text:p>
          </table:table-cell>
          <table:table-cell table:formula="of:=([.B32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325]-[.F$2])^2" office:value-type="float" office:value="14.478025">
            <text:p>14.478025</text:p>
          </table:table-cell>
          <table:table-cell table:formula="of:=([.B325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326]-[.F$2])^2" office:value-type="float" office:value="3.258025">
            <text:p>3.258025</text:p>
          </table:table-cell>
          <table:table-cell table:formula="of:=([.B326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327]-[.F$2])^2" office:value-type="float" office:value="38.378025">
            <text:p>38.378025</text:p>
          </table:table-cell>
          <table:table-cell table:formula="of:=([.B327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328]-[.F$2])^2" office:value-type="float" office:value="1.428025">
            <text:p>1.428025</text:p>
          </table:table-cell>
          <table:table-cell table:formula="of:=([.B328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329]-[.F$2])^2" office:value-type="float" office:value="0.0380250000000001">
            <text:p>0.038025</text:p>
          </table:table-cell>
          <table:table-cell table:formula="of:=([.B329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330]-[.F$2])^2" office:value-type="float" office:value="3.258025">
            <text:p>3.258025</text:p>
          </table:table-cell>
          <table:table-cell table:formula="of:=([.B33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31]-[.F$2])^2" office:value-type="float" office:value="148.718025">
            <text:p>148.718025</text:p>
          </table:table-cell>
          <table:table-cell table:formula="of:=([.B33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332]-[.F$2])^2" office:value-type="float" office:value="14.478025">
            <text:p>14.478025</text:p>
          </table:table-cell>
          <table:table-cell table:formula="of:=([.B33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3]-[.F$2])^2" office:value-type="float" office:value="38.378025">
            <text:p>38.378025</text:p>
          </table:table-cell>
          <table:table-cell table:formula="of:=([.B33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334]-[.F$2])^2" office:value-type="float" office:value="7.868025">
            <text:p>7.868025</text:p>
          </table:table-cell>
          <table:table-cell table:formula="of:=([.B334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35]-[.F$2])^2" office:value-type="float" office:value="0.648024999999999">
            <text:p>0.648025</text:p>
          </table:table-cell>
          <table:table-cell table:formula="of:=([.B33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36]-[.F$2])^2" office:value-type="float" office:value="0.648024999999999">
            <text:p>0.648025</text:p>
          </table:table-cell>
          <table:table-cell table:formula="of:=([.B33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337]-[.F$2])^2" office:value-type="float" office:value="0.0380250000000001">
            <text:p>0.038025</text:p>
          </table:table-cell>
          <table:table-cell table:formula="of:=([.B337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38]-[.F$2])^2" office:value-type="float" office:value="0.648024999999999">
            <text:p>0.648025</text:p>
          </table:table-cell>
          <table:table-cell table:formula="of:=([.B33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339]-[.F$2])^2" office:value-type="float" office:value="3.258025">
            <text:p>3.258025</text:p>
          </table:table-cell>
          <table:table-cell table:formula="of:=([.B339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40]-[.F$2])^2" office:value-type="float" office:value="0.648024999999999">
            <text:p>0.648025</text:p>
          </table:table-cell>
          <table:table-cell table:formula="of:=([.B340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41]-[.F$2])^2" office:value-type="float" office:value="0.648024999999999">
            <text:p>0.648025</text:p>
          </table:table-cell>
          <table:table-cell table:formula="of:=([.B341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42]-[.F$2])^2" office:value-type="float" office:value="0.648024999999999">
            <text:p>0.648025</text:p>
          </table:table-cell>
          <table:table-cell table:formula="of:=([.B34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343]-[.F$2])^2" office:value-type="float" office:value="26.988025">
            <text:p>26.988025</text:p>
          </table:table-cell>
          <table:table-cell table:formula="of:=([.B343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44]-[.F$2])^2" office:value-type="float" office:value="0.648024999999999">
            <text:p>0.648025</text:p>
          </table:table-cell>
          <table:table-cell table:formula="of:=([.B344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345]-[.F$2])^2" office:value-type="float" office:value="1.428025">
            <text:p>1.428025</text:p>
          </table:table-cell>
          <table:table-cell table:formula="of:=([.B34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346]-[.F$2])^2" office:value-type="float" office:value="0.648024999999999">
            <text:p>0.648025</text:p>
          </table:table-cell>
          <table:table-cell table:formula="of:=([.B346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347]-[.F$2])^2" office:value-type="float" office:value="3.258025">
            <text:p>3.258025</text:p>
          </table:table-cell>
          <table:table-cell table:formula="of:=([.B34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348]-[.F$2])^2" office:value-type="float" office:value="3.258025">
            <text:p>3.258025</text:p>
          </table:table-cell>
          <table:table-cell table:formula="of:=([.B348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49]-[.F$2])^2" office:value-type="float" office:value="0.648024999999999">
            <text:p>0.648025</text:p>
          </table:table-cell>
          <table:table-cell table:formula="of:=([.B34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50]-[.F$2])^2" office:value-type="float" office:value="0.648024999999999">
            <text:p>0.648025</text:p>
          </table:table-cell>
          <table:table-cell table:formula="of:=([.B35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51]-[.F$2])^2" office:value-type="float" office:value="0.648024999999999">
            <text:p>0.648025</text:p>
          </table:table-cell>
          <table:table-cell table:formula="of:=([.B351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52]-[.F$2])^2" office:value-type="float" office:value="0.648024999999999">
            <text:p>0.648025</text:p>
          </table:table-cell>
          <table:table-cell table:formula="of:=([.B35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A353]-[.F$2])^2" office:value-type="float" office:value="7.868025">
            <text:p>7.868025</text:p>
          </table:table-cell>
          <table:table-cell table:formula="of:=([.B353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354]-[.F$2])^2" office:value-type="float" office:value="3.258025">
            <text:p>3.258025</text:p>
          </table:table-cell>
          <table:table-cell table:formula="of:=([.B354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55]-[.F$2])^2" office:value-type="float" office:value="0.0380250000000001">
            <text:p>0.038025</text:p>
          </table:table-cell>
          <table:table-cell table:formula="of:=([.B35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356]-[.F$2])^2" office:value-type="float" office:value="0.0380250000000001">
            <text:p>0.038025</text:p>
          </table:table-cell>
          <table:table-cell table:formula="of:=([.B356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357]-[.F$2])^2" office:value-type="float" office:value="4.818025">
            <text:p>4.818025</text:p>
          </table:table-cell>
          <table:table-cell table:formula="of:=([.B35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58]-[.F$2])^2" office:value-type="float" office:value="0.0380250000000001">
            <text:p>0.038025</text:p>
          </table:table-cell>
          <table:table-cell table:formula="of:=([.B35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359]-[.F$2])^2" office:value-type="float" office:value="4.818025">
            <text:p>4.818025</text:p>
          </table:table-cell>
          <table:table-cell table:formula="of:=([.B35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360]-[.F$2])^2" office:value-type="float" office:value="3.258025">
            <text:p>3.258025</text:p>
          </table:table-cell>
          <table:table-cell table:formula="of:=([.B36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361]-[.F$2])^2" office:value-type="float" office:value="7.868025">
            <text:p>7.868025</text:p>
          </table:table-cell>
          <table:table-cell table:formula="of:=([.B36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362]-[.F$2])^2" office:value-type="float" office:value="38.378025">
            <text:p>38.378025</text:p>
          </table:table-cell>
          <table:table-cell table:formula="of:=([.B362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363]-[.F$2])^2" office:value-type="float" office:value="26.988025">
            <text:p>26.988025</text:p>
          </table:table-cell>
          <table:table-cell table:formula="of:=([.B363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64]-[.F$2])^2" office:value-type="float" office:value="0.648024999999999">
            <text:p>0.648025</text:p>
          </table:table-cell>
          <table:table-cell table:formula="of:=([.B364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365]-[.F$2])^2" office:value-type="float" office:value="4.818025">
            <text:p>4.818025</text:p>
          </table:table-cell>
          <table:table-cell table:formula="of:=([.B365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66]-[.F$2])^2" office:value-type="float" office:value="0.648024999999999">
            <text:p>0.648025</text:p>
          </table:table-cell>
          <table:table-cell table:formula="of:=([.B36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67]-[.F$2])^2" office:value-type="float" office:value="0.0380250000000001">
            <text:p>0.038025</text:p>
          </table:table-cell>
          <table:table-cell table:formula="of:=([.B36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68]-[.F$2])^2" office:value-type="float" office:value="0.0380250000000001">
            <text:p>0.038025</text:p>
          </table:table-cell>
          <table:table-cell table:formula="of:=([.B36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369]-[.F$2])^2" office:value-type="float" office:value="1.428025">
            <text:p>1.428025</text:p>
          </table:table-cell>
          <table:table-cell table:formula="of:=([.B36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370]-[.F$2])^2" office:value-type="float" office:value="7.868025">
            <text:p>7.868025</text:p>
          </table:table-cell>
          <table:table-cell table:formula="of:=([.B370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371]-[.F$2])^2" office:value-type="float" office:value="7.868025">
            <text:p>7.868025</text:p>
          </table:table-cell>
          <table:table-cell table:formula="of:=([.B371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72]-[.F$2])^2" office:value-type="float" office:value="0.648024999999999">
            <text:p>0.648025</text:p>
          </table:table-cell>
          <table:table-cell table:formula="of:=([.B37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73]-[.F$2])^2" office:value-type="float" office:value="0.0380250000000001">
            <text:p>0.038025</text:p>
          </table:table-cell>
          <table:table-cell table:formula="of:=([.B37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374]-[.F$2])^2" office:value-type="float" office:value="4.818025">
            <text:p>4.818025</text:p>
          </table:table-cell>
          <table:table-cell table:formula="of:=([.B374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75]-[.F$2])^2" office:value-type="float" office:value="0.648024999999999">
            <text:p>0.648025</text:p>
          </table:table-cell>
          <table:table-cell table:formula="of:=([.B375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376]-[.F$2])^2" office:value-type="float" office:value="4.818025">
            <text:p>4.818025</text:p>
          </table:table-cell>
          <table:table-cell table:formula="of:=([.B376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377]-[.F$2])^2" office:value-type="float" office:value="1.428025">
            <text:p>1.428025</text:p>
          </table:table-cell>
          <table:table-cell table:formula="of:=([.B377]-[.J$2])^2" office:value-type="float" office:value="405.821025">
            <text:p>405.82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378]-[.F$2])^2" office:value-type="float" office:value="4.818025">
            <text:p>4.818025</text:p>
          </table:table-cell>
          <table:table-cell table:formula="of:=([.B37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79]-[.F$2])^2" office:value-type="float" office:value="0.648024999999999">
            <text:p>0.648025</text:p>
          </table:table-cell>
          <table:table-cell table:formula="of:=([.B37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80]-[.F$2])^2" office:value-type="float" office:value="0.648024999999999">
            <text:p>0.648025</text:p>
          </table:table-cell>
          <table:table-cell table:formula="of:=([.B38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81]-[.F$2])^2" office:value-type="float" office:value="0.0380250000000001">
            <text:p>0.038025</text:p>
          </table:table-cell>
          <table:table-cell table:formula="of:=([.B38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82]-[.F$2])^2" office:value-type="float" office:value="0.648024999999999">
            <text:p>0.648025</text:p>
          </table:table-cell>
          <table:table-cell table:formula="of:=([.B382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83]-[.F$2])^2" office:value-type="float" office:value="0.0380250000000001">
            <text:p>0.038025</text:p>
          </table:table-cell>
          <table:table-cell table:formula="of:=([.B38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384]-[.F$2])^2" office:value-type="float" office:value="1.428025">
            <text:p>1.428025</text:p>
          </table:table-cell>
          <table:table-cell table:formula="of:=([.B384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385]-[.F$2])^2" office:value-type="float" office:value="4.818025">
            <text:p>4.818025</text:p>
          </table:table-cell>
          <table:table-cell table:formula="of:=([.B38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386]-[.F$2])^2" office:value-type="float" office:value="3.258025">
            <text:p>3.258025</text:p>
          </table:table-cell>
          <table:table-cell table:formula="of:=([.B38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387]-[.F$2])^2" office:value-type="float" office:value="0.0380250000000001">
            <text:p>0.038025</text:p>
          </table:table-cell>
          <table:table-cell table:formula="of:=([.B387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388]-[.F$2])^2" office:value-type="float" office:value="7.868025">
            <text:p>7.868025</text:p>
          </table:table-cell>
          <table:table-cell table:formula="of:=([.B388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389]-[.F$2])^2" office:value-type="float" office:value="67.158025">
            <text:p>67.158025</text:p>
          </table:table-cell>
          <table:table-cell table:formula="of:=([.B38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([.A390]-[.F$2])^2" office:value-type="float" office:value="125.328025">
            <text:p>125.328025</text:p>
          </table:table-cell>
          <table:table-cell table:formula="of:=([.B390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391]-[.F$2])^2" office:value-type="float" office:value="1.428025">
            <text:p>1.428025</text:p>
          </table:table-cell>
          <table:table-cell table:formula="of:=([.B391]-[.J$2])^2" office:value-type="float" office:value="792.141025">
            <text:p>792.14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392]-[.F$2])^2" office:value-type="float" office:value="4.818025">
            <text:p>4.818025</text:p>
          </table:table-cell>
          <table:table-cell table:formula="of:=([.B392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93]-[.F$2])^2" office:value-type="float" office:value="0.648024999999999">
            <text:p>0.648025</text:p>
          </table:table-cell>
          <table:table-cell table:formula="of:=([.B393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394]-[.F$2])^2" office:value-type="float" office:value="7.868025">
            <text:p>7.868025</text:p>
          </table:table-cell>
          <table:table-cell table:formula="of:=([.B39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95]-[.F$2])^2" office:value-type="float" office:value="51.768025">
            <text:p>51.768025</text:p>
          </table:table-cell>
          <table:table-cell table:formula="of:=([.B39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396]-[.F$2])^2" office:value-type="float" office:value="17.598025">
            <text:p>17.598025</text:p>
          </table:table-cell>
          <table:table-cell table:formula="of:=([.B396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97]-[.F$2])^2" office:value-type="float" office:value="1.428025">
            <text:p>1.428025</text:p>
          </table:table-cell>
          <table:table-cell table:formula="of:=([.B397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98]-[.F$2])^2" office:value-type="float" office:value="0.648024999999999">
            <text:p>0.648025</text:p>
          </table:table-cell>
          <table:table-cell table:formula="of:=([.B39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399]-[.F$2])^2" office:value-type="float" office:value="7.868025">
            <text:p>7.868025</text:p>
          </table:table-cell>
          <table:table-cell table:formula="of:=([.B39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400]-[.F$2])^2" office:value-type="float" office:value="14.478025">
            <text:p>14.478025</text:p>
          </table:table-cell>
          <table:table-cell table:formula="of:=([.B40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401]-[.F$2])^2" office:value-type="float" office:value="7.868025">
            <text:p>7.868025</text:p>
          </table:table-cell>
          <table:table-cell table:formula="of:=([.B40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02]-[.F$2])^2" office:value-type="float" office:value="0.648024999999999">
            <text:p>0.648025</text:p>
          </table:table-cell>
          <table:table-cell table:formula="of:=([.B40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403]-[.F$2])^2" office:value-type="float" office:value="0.0380250000000001">
            <text:p>0.038025</text:p>
          </table:table-cell>
          <table:table-cell table:formula="of:=([.B40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04]-[.F$2])^2" office:value-type="float" office:value="0.0380250000000001">
            <text:p>0.038025</text:p>
          </table:table-cell>
          <table:table-cell table:formula="of:=([.B404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405]-[.F$2])^2" office:value-type="float" office:value="1.428025">
            <text:p>1.428025</text:p>
          </table:table-cell>
          <table:table-cell table:formula="of:=([.B40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406]-[.F$2])^2" office:value-type="float" office:value="0.648024999999999">
            <text:p>0.648025</text:p>
          </table:table-cell>
          <table:table-cell table:formula="of:=([.B406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407]-[.F$2])^2" office:value-type="float" office:value="7.868025">
            <text:p>7.868025</text:p>
          </table:table-cell>
          <table:table-cell table:formula="of:=([.B407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408]-[.F$2])^2" office:value-type="float" office:value="51.768025">
            <text:p>51.768025</text:p>
          </table:table-cell>
          <table:table-cell table:formula="of:=([.B40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409]-[.F$2])^2" office:value-type="float" office:value="0.648024999999999">
            <text:p>0.648025</text:p>
          </table:table-cell>
          <table:table-cell table:formula="of:=([.B409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410]-[.F$2])^2" office:value-type="float" office:value="0.0380250000000001">
            <text:p>0.038025</text:p>
          </table:table-cell>
          <table:table-cell table:formula="of:=([.B410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411]-[.F$2])^2" office:value-type="float" office:value="1.428025">
            <text:p>1.428025</text:p>
          </table:table-cell>
          <table:table-cell table:formula="of:=([.B411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412]-[.F$2])^2" office:value-type="float" office:value="84.548025">
            <text:p>84.548025</text:p>
          </table:table-cell>
          <table:table-cell table:formula="of:=([.B412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413]-[.F$2])^2" office:value-type="float" office:value="0.0380250000000001">
            <text:p>0.038025</text:p>
          </table:table-cell>
          <table:table-cell table:formula="of:=([.B413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14]-[.F$2])^2" office:value-type="float" office:value="3.258025">
            <text:p>3.258025</text:p>
          </table:table-cell>
          <table:table-cell table:formula="of:=([.B41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15]-[.F$2])^2" office:value-type="float" office:value="0.648024999999999">
            <text:p>0.648025</text:p>
          </table:table-cell>
          <table:table-cell table:formula="of:=([.B41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416]-[.F$2])^2" office:value-type="float" office:value="0.0380250000000001">
            <text:p>0.038025</text:p>
          </table:table-cell>
          <table:table-cell table:formula="of:=([.B416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17]-[.F$2])^2" office:value-type="float" office:value="0.0380250000000001">
            <text:p>0.038025</text:p>
          </table:table-cell>
          <table:table-cell table:formula="of:=([.B417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418]-[.F$2])^2" office:value-type="float" office:value="1.428025">
            <text:p>1.428025</text:p>
          </table:table-cell>
          <table:table-cell table:formula="of:=([.B418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19]-[.F$2])^2" office:value-type="float" office:value="0.648024999999999">
            <text:p>0.648025</text:p>
          </table:table-cell>
          <table:table-cell table:formula="of:=([.B41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420]-[.F$2])^2" office:value-type="float" office:value="3.258025">
            <text:p>3.258025</text:p>
          </table:table-cell>
          <table:table-cell table:formula="of:=([.B42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21]-[.F$2])^2" office:value-type="float" office:value="0.648024999999999">
            <text:p>0.648025</text:p>
          </table:table-cell>
          <table:table-cell table:formula="of:=([.B421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422]-[.F$2])^2" office:value-type="float" office:value="0.648024999999999">
            <text:p>0.648025</text:p>
          </table:table-cell>
          <table:table-cell table:formula="of:=([.B422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([.A423]-[.F$2])^2" office:value-type="float" office:value="14.478025">
            <text:p>14.478025</text:p>
          </table:table-cell>
          <table:table-cell table:formula="of:=([.B423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424]-[.F$2])^2" office:value-type="float" office:value="0.0380250000000001">
            <text:p>0.038025</text:p>
          </table:table-cell>
          <table:table-cell table:formula="of:=([.B42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25]-[.F$2])^2" office:value-type="float" office:value="0.0380250000000001">
            <text:p>0.038025</text:p>
          </table:table-cell>
          <table:table-cell table:formula="of:=([.B42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26]-[.F$2])^2" office:value-type="float" office:value="0.0380250000000001">
            <text:p>0.038025</text:p>
          </table:table-cell>
          <table:table-cell table:formula="of:=([.B42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([.A427]-[.F$2])^2" office:value-type="float" office:value="3.258025">
            <text:p>3.258025</text:p>
          </table:table-cell>
          <table:table-cell table:formula="of:=([.B427]-[.J$2])^2" office:value-type="float" office:value="102.921025">
            <text:p>102.9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428]-[.F$2])^2" office:value-type="float" office:value="3.258025">
            <text:p>3.258025</text:p>
          </table:table-cell>
          <table:table-cell table:formula="of:=([.B428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29]-[.F$2])^2" office:value-type="float" office:value="1.428025">
            <text:p>1.428025</text:p>
          </table:table-cell>
          <table:table-cell table:formula="of:=([.B429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30]-[.F$2])^2" office:value-type="float" office:value="3.258025">
            <text:p>3.258025</text:p>
          </table:table-cell>
          <table:table-cell table:formula="of:=([.B43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431]-[.F$2])^2" office:value-type="float" office:value="0.648024999999999">
            <text:p>0.648025</text:p>
          </table:table-cell>
          <table:table-cell table:formula="of:=([.B431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432]-[.F$2])^2" office:value-type="float" office:value="3.258025">
            <text:p>3.258025</text:p>
          </table:table-cell>
          <table:table-cell table:formula="of:=([.B432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433]-[.F$2])^2" office:value-type="float" office:value="3.258025">
            <text:p>3.258025</text:p>
          </table:table-cell>
          <table:table-cell table:formula="of:=([.B43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434]-[.F$2])^2" office:value-type="float" office:value="368.448025">
            <text:p>368.448025</text:p>
          </table:table-cell>
          <table:table-cell table:formula="of:=([.B43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([.A435]-[.F$2])^2" office:value-type="float" office:value="4.818025">
            <text:p>4.818025</text:p>
          </table:table-cell>
          <table:table-cell table:formula="of:=([.B43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436]-[.F$2])^2" office:value-type="float" office:value="3.258025">
            <text:p>3.258025</text:p>
          </table:table-cell>
          <table:table-cell table:formula="of:=([.B43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437]-[.F$2])^2" office:value-type="float" office:value="3.258025">
            <text:p>3.258025</text:p>
          </table:table-cell>
          <table:table-cell table:formula="of:=([.B437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438]-[.F$2])^2" office:value-type="float" office:value="0.648024999999999">
            <text:p>0.648025</text:p>
          </table:table-cell>
          <table:table-cell table:formula="of:=([.B438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439]-[.F$2])^2" office:value-type="float" office:value="0.0380250000000001">
            <text:p>0.038025</text:p>
          </table:table-cell>
          <table:table-cell table:formula="of:=([.B439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440]-[.F$2])^2" office:value-type="float" office:value="3.258025">
            <text:p>3.258025</text:p>
          </table:table-cell>
          <table:table-cell table:formula="of:=([.B44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formula="of:=([.A441]-[.F$2])^2" office:value-type="float" office:value="3.258025">
            <text:p>3.258025</text:p>
          </table:table-cell>
          <table:table-cell table:formula="of:=([.B441]-[.J$2])^2" office:value-type="float" office:value="447.111025">
            <text:p>447.1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442]-[.F$2])^2" office:value-type="float" office:value="7.868025">
            <text:p>7.868025</text:p>
          </table:table-cell>
          <table:table-cell table:formula="of:=([.B442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formula="of:=([.A443]-[.F$2])^2" office:value-type="float" office:value="0.0380250000000001">
            <text:p>0.038025</text:p>
          </table:table-cell>
          <table:table-cell table:formula="of:=([.B443]-[.J$2])^2" office:value-type="float" office:value="1165.881025">
            <text:p>1165.8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444]-[.F$2])^2" office:value-type="float" office:value="0.0380250000000001">
            <text:p>0.038025</text:p>
          </table:table-cell>
          <table:table-cell table:formula="of:=([.B444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445]-[.F$2])^2" office:value-type="float" office:value="7.868025">
            <text:p>7.868025</text:p>
          </table:table-cell>
          <table:table-cell table:formula="of:=([.B445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446]-[.F$2])^2" office:value-type="float" office:value="7.868025">
            <text:p>7.868025</text:p>
          </table:table-cell>
          <table:table-cell table:formula="of:=([.B446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47]-[.F$2])^2" office:value-type="float" office:value="3.258025">
            <text:p>3.258025</text:p>
          </table:table-cell>
          <table:table-cell table:formula="of:=([.B44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448]-[.F$2])^2" office:value-type="float" office:value="17.598025">
            <text:p>17.598025</text:p>
          </table:table-cell>
          <table:table-cell table:formula="of:=([.B448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449]-[.F$2])^2" office:value-type="float" office:value="4.818025">
            <text:p>4.818025</text:p>
          </table:table-cell>
          <table:table-cell table:formula="of:=([.B449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50]-[.F$2])^2" office:value-type="float" office:value="0.0380250000000001">
            <text:p>0.038025</text:p>
          </table:table-cell>
          <table:table-cell table:formula="of:=([.B450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451]-[.F$2])^2" office:value-type="float" office:value="0.648024999999999">
            <text:p>0.648025</text:p>
          </table:table-cell>
          <table:table-cell table:formula="of:=([.B451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52]-[.F$2])^2" office:value-type="float" office:value="0.0380250000000001">
            <text:p>0.038025</text:p>
          </table:table-cell>
          <table:table-cell table:formula="of:=([.B45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453]-[.F$2])^2" office:value-type="float" office:value="14.478025">
            <text:p>14.478025</text:p>
          </table:table-cell>
          <table:table-cell table:formula="of:=([.B45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454]-[.F$2])^2" office:value-type="float" office:value="0.0380250000000001">
            <text:p>0.038025</text:p>
          </table:table-cell>
          <table:table-cell table:formula="of:=([.B45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455]-[.F$2])^2" office:value-type="float" office:value="3.258025">
            <text:p>3.258025</text:p>
          </table:table-cell>
          <table:table-cell table:formula="of:=([.B45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([.A456]-[.F$2])^2" office:value-type="float" office:value="7.868025">
            <text:p>7.868025</text:p>
          </table:table-cell>
          <table:table-cell table:formula="of:=([.B456]-[.J$2])^2" office:value-type="float" office:value="147.501025">
            <text:p>147.5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457]-[.F$2])^2" office:value-type="float" office:value="0.0380250000000001">
            <text:p>0.038025</text:p>
          </table:table-cell>
          <table:table-cell table:formula="of:=([.B457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58]-[.F$2])^2" office:value-type="float" office:value="0.648024999999999">
            <text:p>0.648025</text:p>
          </table:table-cell>
          <table:table-cell table:formula="of:=([.B45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459]-[.F$2])^2" office:value-type="float" office:value="14.478025">
            <text:p>14.478025</text:p>
          </table:table-cell>
          <table:table-cell table:formula="of:=([.B45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60]-[.F$2])^2" office:value-type="float" office:value="0.0380250000000001">
            <text:p>0.038025</text:p>
          </table:table-cell>
          <table:table-cell table:formula="of:=([.B460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461]-[.F$2])^2" office:value-type="float" office:value="0.0380250000000001">
            <text:p>0.038025</text:p>
          </table:table-cell>
          <table:table-cell table:formula="of:=([.B461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62]-[.F$2])^2" office:value-type="float" office:value="0.648024999999999">
            <text:p>0.648025</text:p>
          </table:table-cell>
          <table:table-cell table:formula="of:=([.B46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463]-[.F$2])^2" office:value-type="float" office:value="4.818025">
            <text:p>4.818025</text:p>
          </table:table-cell>
          <table:table-cell table:formula="of:=([.B463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64]-[.F$2])^2" office:value-type="float" office:value="3.258025">
            <text:p>3.258025</text:p>
          </table:table-cell>
          <table:table-cell table:formula="of:=([.B46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465]-[.F$2])^2" office:value-type="float" office:value="1.428025">
            <text:p>1.428025</text:p>
          </table:table-cell>
          <table:table-cell table:formula="of:=([.B46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466]-[.F$2])^2" office:value-type="float" office:value="3.258025">
            <text:p>3.258025</text:p>
          </table:table-cell>
          <table:table-cell table:formula="of:=([.B466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67]-[.F$2])^2" office:value-type="float" office:value="0.648024999999999">
            <text:p>0.648025</text:p>
          </table:table-cell>
          <table:table-cell table:formula="of:=([.B46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468]-[.F$2])^2" office:value-type="float" office:value="3.258025">
            <text:p>3.258025</text:p>
          </table:table-cell>
          <table:table-cell table:formula="of:=([.B46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469]-[.F$2])^2" office:value-type="float" office:value="0.648024999999999">
            <text:p>0.648025</text:p>
          </table:table-cell>
          <table:table-cell table:formula="of:=([.B469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470]-[.F$2])^2" office:value-type="float" office:value="51.768025">
            <text:p>51.768025</text:p>
          </table:table-cell>
          <table:table-cell table:formula="of:=([.B470]-[.J$2])^2" office:value-type="float" office:value="147.501025">
            <text:p>147.5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471]-[.F$2])^2" office:value-type="float" office:value="0.0380250000000001">
            <text:p>0.038025</text:p>
          </table:table-cell>
          <table:table-cell table:formula="of:=([.B471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472]-[.F$2])^2" office:value-type="float" office:value="1.428025">
            <text:p>1.428025</text:p>
          </table:table-cell>
          <table:table-cell table:formula="of:=([.B472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A473]-[.F$2])^2" office:value-type="float" office:value="0.648024999999999">
            <text:p>0.648025</text:p>
          </table:table-cell>
          <table:table-cell table:formula="of:=([.B47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74]-[.F$2])^2" office:value-type="float" office:value="7.868025">
            <text:p>7.868025</text:p>
          </table:table-cell>
          <table:table-cell table:formula="of:=([.B47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([.A475]-[.F$2])^2" office:value-type="float" office:value="4.818025">
            <text:p>4.818025</text:p>
          </table:table-cell>
          <table:table-cell table:formula="of:=([.B47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76]-[.F$2])^2" office:value-type="float" office:value="0.0380250000000001">
            <text:p>0.038025</text:p>
          </table:table-cell>
          <table:table-cell table:formula="of:=([.B47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A477]-[.F$2])^2" office:value-type="float" office:value="0.0380250000000001">
            <text:p>0.038025</text:p>
          </table:table-cell>
          <table:table-cell table:formula="of:=([.B47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78]-[.F$2])^2" office:value-type="float" office:value="0.648024999999999">
            <text:p>0.648025</text:p>
          </table:table-cell>
          <table:table-cell table:formula="of:=([.B47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79]-[.F$2])^2" office:value-type="float" office:value="0.0380250000000001">
            <text:p>0.038025</text:p>
          </table:table-cell>
          <table:table-cell table:formula="of:=([.B47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([.A480]-[.F$2])^2" office:value-type="float" office:value="3.258025">
            <text:p>3.258025</text:p>
          </table:table-cell>
          <table:table-cell table:formula="of:=([.B480]-[.J$2])^2" office:value-type="float" office:value="147.501025">
            <text:p>147.5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81]-[.F$2])^2" office:value-type="float" office:value="0.648024999999999">
            <text:p>0.648025</text:p>
          </table:table-cell>
          <table:table-cell table:formula="of:=([.B481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82]-[.F$2])^2" office:value-type="float" office:value="3.258025">
            <text:p>3.258025</text:p>
          </table:table-cell>
          <table:table-cell table:formula="of:=([.B48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83]-[.F$2])^2" office:value-type="float" office:value="0.0380250000000001">
            <text:p>0.038025</text:p>
          </table:table-cell>
          <table:table-cell table:formula="of:=([.B483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484]-[.F$2])^2" office:value-type="float" office:value="0.648024999999999">
            <text:p>0.648025</text:p>
          </table:table-cell>
          <table:table-cell table:formula="of:=([.B484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85]-[.F$2])^2" office:value-type="float" office:value="7.868025">
            <text:p>7.868025</text:p>
          </table:table-cell>
          <table:table-cell table:formula="of:=([.B48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86]-[.F$2])^2" office:value-type="float" office:value="38.378025">
            <text:p>38.378025</text:p>
          </table:table-cell>
          <table:table-cell table:formula="of:=([.B48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87]-[.F$2])^2" office:value-type="float" office:value="0.648024999999999">
            <text:p>0.648025</text:p>
          </table:table-cell>
          <table:table-cell table:formula="of:=([.B487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488]-[.F$2])^2" office:value-type="float" office:value="14.478025">
            <text:p>14.478025</text:p>
          </table:table-cell>
          <table:table-cell table:formula="of:=([.B48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489]-[.F$2])^2" office:value-type="float" office:value="0.0380250000000001">
            <text:p>0.038025</text:p>
          </table:table-cell>
          <table:table-cell table:formula="of:=([.B489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490]-[.F$2])^2" office:value-type="float" office:value="0.648024999999999">
            <text:p>0.648025</text:p>
          </table:table-cell>
          <table:table-cell table:formula="of:=([.B49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491]-[.F$2])^2" office:value-type="float" office:value="7.868025">
            <text:p>7.868025</text:p>
          </table:table-cell>
          <table:table-cell table:formula="of:=([.B491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92]-[.F$2])^2" office:value-type="float" office:value="0.0380250000000001">
            <text:p>0.038025</text:p>
          </table:table-cell>
          <table:table-cell table:formula="of:=([.B492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493]-[.F$2])^2" office:value-type="float" office:value="0.0380250000000001">
            <text:p>0.038025</text:p>
          </table:table-cell>
          <table:table-cell table:formula="of:=([.B493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494]-[.F$2])^2" office:value-type="float" office:value="1.428025">
            <text:p>1.428025</text:p>
          </table:table-cell>
          <table:table-cell table:formula="of:=([.B494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495]-[.F$2])^2" office:value-type="float" office:value="3.258025">
            <text:p>3.258025</text:p>
          </table:table-cell>
          <table:table-cell table:formula="of:=([.B495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96]-[.F$2])^2" office:value-type="float" office:value="0.648024999999999">
            <text:p>0.648025</text:p>
          </table:table-cell>
          <table:table-cell table:formula="of:=([.B49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97]-[.F$2])^2" office:value-type="float" office:value="0.648024999999999">
            <text:p>0.648025</text:p>
          </table:table-cell>
          <table:table-cell table:formula="of:=([.B497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98]-[.F$2])^2" office:value-type="float" office:value="0.648024999999999">
            <text:p>0.648025</text:p>
          </table:table-cell>
          <table:table-cell table:formula="of:=([.B49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499]-[.F$2])^2" office:value-type="float" office:value="38.378025">
            <text:p>38.378025</text:p>
          </table:table-cell>
          <table:table-cell table:formula="of:=([.B499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00]-[.F$2])^2" office:value-type="float" office:value="3.258025">
            <text:p>3.258025</text:p>
          </table:table-cell>
          <table:table-cell table:formula="of:=([.B50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01]-[.F$2])^2" office:value-type="float" office:value="0.648024999999999">
            <text:p>0.648025</text:p>
          </table:table-cell>
          <table:table-cell table:formula="of:=([.B501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502]-[.F$2])^2" office:value-type="float" office:value="0.648024999999999">
            <text:p>0.648025</text:p>
          </table:table-cell>
          <table:table-cell table:formula="of:=([.B502]-[.J$2])^2" office:value-type="float" office:value="229.371025">
            <text:p>229.3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03]-[.F$2])^2" office:value-type="float" office:value="0.0380250000000001">
            <text:p>0.038025</text:p>
          </table:table-cell>
          <table:table-cell table:formula="of:=([.B503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504]-[.F$2])^2" office:value-type="float" office:value="51.768025">
            <text:p>51.768025</text:p>
          </table:table-cell>
          <table:table-cell table:formula="of:=([.B50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505]-[.F$2])^2" office:value-type="float" office:value="26.988025">
            <text:p>26.988025</text:p>
          </table:table-cell>
          <table:table-cell table:formula="of:=([.B505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06]-[.F$2])^2" office:value-type="float" office:value="3.258025">
            <text:p>3.258025</text:p>
          </table:table-cell>
          <table:table-cell table:formula="of:=([.B50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507]-[.F$2])^2" office:value-type="float" office:value="0.0380250000000001">
            <text:p>0.038025</text:p>
          </table:table-cell>
          <table:table-cell table:formula="of:=([.B507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508]-[.F$2])^2" office:value-type="float" office:value="7.868025">
            <text:p>7.868025</text:p>
          </table:table-cell>
          <table:table-cell table:formula="of:=([.B508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509]-[.F$2])^2" office:value-type="float" office:value="0.0380250000000001">
            <text:p>0.038025</text:p>
          </table:table-cell>
          <table:table-cell table:formula="of:=([.B50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510]-[.F$2])^2" office:value-type="float" office:value="3.258025">
            <text:p>3.258025</text:p>
          </table:table-cell>
          <table:table-cell table:formula="of:=([.B510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11]-[.F$2])^2" office:value-type="float" office:value="0.0380250000000001">
            <text:p>0.038025</text:p>
          </table:table-cell>
          <table:table-cell table:formula="of:=([.B511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512]-[.F$2])^2" office:value-type="float" office:value="26.988025">
            <text:p>26.988025</text:p>
          </table:table-cell>
          <table:table-cell table:formula="of:=([.B512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513]-[.F$2])^2" office:value-type="float" office:value="7.868025">
            <text:p>7.868025</text:p>
          </table:table-cell>
          <table:table-cell table:formula="of:=([.B51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514]-[.F$2])^2" office:value-type="float" office:value="125.328025">
            <text:p>125.328025</text:p>
          </table:table-cell>
          <table:table-cell table:formula="of:=([.B514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515]-[.F$2])^2" office:value-type="float" office:value="14.478025">
            <text:p>14.478025</text:p>
          </table:table-cell>
          <table:table-cell table:formula="of:=([.B51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A516]-[.F$2])^2" office:value-type="float" office:value="38.378025">
            <text:p>38.378025</text:p>
          </table:table-cell>
          <table:table-cell table:formula="of:=([.B516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517]-[.F$2])^2" office:value-type="float" office:value="3.258025">
            <text:p>3.258025</text:p>
          </table:table-cell>
          <table:table-cell table:formula="of:=([.B517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518]-[.F$2])^2" office:value-type="float" office:value="0.648024999999999">
            <text:p>0.648025</text:p>
          </table:table-cell>
          <table:table-cell table:formula="of:=([.B51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519]-[.F$2])^2" office:value-type="float" office:value="7.868025">
            <text:p>7.868025</text:p>
          </table:table-cell>
          <table:table-cell table:formula="of:=([.B519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20]-[.F$2])^2" office:value-type="float" office:value="0.0380250000000001">
            <text:p>0.038025</text:p>
          </table:table-cell>
          <table:table-cell table:formula="of:=([.B520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521]-[.F$2])^2" office:value-type="float" office:value="17.598025">
            <text:p>17.598025</text:p>
          </table:table-cell>
          <table:table-cell table:formula="of:=([.B521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522]-[.F$2])^2" office:value-type="float" office:value="0.648024999999999">
            <text:p>0.648025</text:p>
          </table:table-cell>
          <table:table-cell table:formula="of:=([.B522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523]-[.F$2])^2" office:value-type="float" office:value="0.648024999999999">
            <text:p>0.648025</text:p>
          </table:table-cell>
          <table:table-cell table:formula="of:=([.B52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524]-[.F$2])^2" office:value-type="float" office:value="0.648024999999999">
            <text:p>0.648025</text:p>
          </table:table-cell>
          <table:table-cell table:formula="of:=([.B52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525]-[.F$2])^2" office:value-type="float" office:value="1.428025">
            <text:p>1.428025</text:p>
          </table:table-cell>
          <table:table-cell table:formula="of:=([.B525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526]-[.F$2])^2" office:value-type="float" office:value="1.428025">
            <text:p>1.428025</text:p>
          </table:table-cell>
          <table:table-cell table:formula="of:=([.B52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527]-[.F$2])^2" office:value-type="float" office:value="3.258025">
            <text:p>3.258025</text:p>
          </table:table-cell>
          <table:table-cell table:formula="of:=([.B52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528]-[.F$2])^2" office:value-type="float" office:value="4.818025">
            <text:p>4.818025</text:p>
          </table:table-cell>
          <table:table-cell table:formula="of:=([.B528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529]-[.F$2])^2" office:value-type="float" office:value="0.0380250000000001">
            <text:p>0.038025</text:p>
          </table:table-cell>
          <table:table-cell table:formula="of:=([.B52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530]-[.F$2])^2" office:value-type="float" office:value="14.478025">
            <text:p>14.478025</text:p>
          </table:table-cell>
          <table:table-cell table:formula="of:=([.B530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531]-[.F$2])^2" office:value-type="float" office:value="23.088025">
            <text:p>23.088025</text:p>
          </table:table-cell>
          <table:table-cell table:formula="of:=([.B531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32]-[.F$2])^2" office:value-type="float" office:value="0.0380250000000001">
            <text:p>0.038025</text:p>
          </table:table-cell>
          <table:table-cell table:formula="of:=([.B532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533]-[.F$2])^2" office:value-type="float" office:value="0.648024999999999">
            <text:p>0.648025</text:p>
          </table:table-cell>
          <table:table-cell table:formula="of:=([.B533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534]-[.F$2])^2" office:value-type="float" office:value="14.478025">
            <text:p>14.478025</text:p>
          </table:table-cell>
          <table:table-cell table:formula="of:=([.B53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535]-[.F$2])^2" office:value-type="float" office:value="0.648024999999999">
            <text:p>0.648025</text:p>
          </table:table-cell>
          <table:table-cell table:formula="of:=([.B535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36]-[.F$2])^2" office:value-type="float" office:value="0.648024999999999">
            <text:p>0.648025</text:p>
          </table:table-cell>
          <table:table-cell table:formula="of:=([.B53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537]-[.F$2])^2" office:value-type="float" office:value="1.428025">
            <text:p>1.428025</text:p>
          </table:table-cell>
          <table:table-cell table:formula="of:=([.B537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38]-[.F$2])^2" office:value-type="float" office:value="0.648024999999999">
            <text:p>0.648025</text:p>
          </table:table-cell>
          <table:table-cell table:formula="of:=([.B538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539]-[.F$2])^2" office:value-type="float" office:value="1.428025">
            <text:p>1.428025</text:p>
          </table:table-cell>
          <table:table-cell table:formula="of:=([.B53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540]-[.F$2])^2" office:value-type="float" office:value="7.868025">
            <text:p>7.868025</text:p>
          </table:table-cell>
          <table:table-cell table:formula="of:=([.B54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541]-[.F$2])^2" office:value-type="float" office:value="14.478025">
            <text:p>14.478025</text:p>
          </table:table-cell>
          <table:table-cell table:formula="of:=([.B541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542]-[.F$2])^2" office:value-type="float" office:value="0.648024999999999">
            <text:p>0.648025</text:p>
          </table:table-cell>
          <table:table-cell table:formula="of:=([.B54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543]-[.F$2])^2" office:value-type="float" office:value="0.0380250000000001">
            <text:p>0.038025</text:p>
          </table:table-cell>
          <table:table-cell table:formula="of:=([.B543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544]-[.F$2])^2" office:value-type="float" office:value="7.868025">
            <text:p>7.868025</text:p>
          </table:table-cell>
          <table:table-cell table:formula="of:=([.B54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545]-[.F$2])^2" office:value-type="float" office:value="10.208025">
            <text:p>10.208025</text:p>
          </table:table-cell>
          <table:table-cell table:formula="of:=([.B54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546]-[.F$2])^2" office:value-type="float" office:value="14.478025">
            <text:p>14.478025</text:p>
          </table:table-cell>
          <table:table-cell table:formula="of:=([.B546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547]-[.F$2])^2" office:value-type="float" office:value="0.648024999999999">
            <text:p>0.648025</text:p>
          </table:table-cell>
          <table:table-cell table:formula="of:=([.B54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48]-[.F$2])^2" office:value-type="float" office:value="3.258025">
            <text:p>3.258025</text:p>
          </table:table-cell>
          <table:table-cell table:formula="of:=([.B54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549]-[.F$2])^2" office:value-type="float" office:value="0.0380250000000001">
            <text:p>0.038025</text:p>
          </table:table-cell>
          <table:table-cell table:formula="of:=([.B549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550]-[.F$2])^2" office:value-type="float" office:value="7.868025">
            <text:p>7.868025</text:p>
          </table:table-cell>
          <table:table-cell table:formula="of:=([.B550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551]-[.F$2])^2" office:value-type="float" office:value="10.208025">
            <text:p>10.208025</text:p>
          </table:table-cell>
          <table:table-cell table:formula="of:=([.B551]-[.J$2])^2" office:value-type="float" office:value="124.211025">
            <text:p>124.21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552]-[.F$2])^2" office:value-type="float" office:value="14.478025">
            <text:p>14.478025</text:p>
          </table:table-cell>
          <table:table-cell table:formula="of:=([.B55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([.A553]-[.F$2])^2" office:value-type="float" office:value="10.208025">
            <text:p>10.208025</text:p>
          </table:table-cell>
          <table:table-cell table:formula="of:=([.B553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554]-[.F$2])^2" office:value-type="float" office:value="0.0380250000000001">
            <text:p>0.038025</text:p>
          </table:table-cell>
          <table:table-cell table:formula="of:=([.B554]-[.J$2])^2" office:value-type="float" office:value="293.951025">
            <text:p>293.9510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55]-[.F$2])^2" office:value-type="float" office:value="84.548025">
            <text:p>84.548025</text:p>
          </table:table-cell>
          <table:table-cell table:formula="of:=([.B55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556]-[.F$2])^2" office:value-type="float" office:value="0.648024999999999">
            <text:p>0.648025</text:p>
          </table:table-cell>
          <table:table-cell table:formula="of:=([.B55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557]-[.F$2])^2" office:value-type="float" office:value="1.428025">
            <text:p>1.428025</text:p>
          </table:table-cell>
          <table:table-cell table:formula="of:=([.B55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8]-[.F$2])^2" office:value-type="float" office:value="0.0380250000000001">
            <text:p>0.038025</text:p>
          </table:table-cell>
          <table:table-cell table:formula="of:=([.B558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559]-[.F$2])^2" office:value-type="float" office:value="3.258025">
            <text:p>3.258025</text:p>
          </table:table-cell>
          <table:table-cell table:formula="of:=([.B55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560]-[.F$2])^2" office:value-type="float" office:value="125.328025">
            <text:p>125.328025</text:p>
          </table:table-cell>
          <table:table-cell table:formula="of:=([.B560]-[.J$2])^2" office:value-type="float" office:value="200.081025">
            <text:p>200.0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61]-[.F$2])^2" office:value-type="float" office:value="0.648024999999999">
            <text:p>0.648025</text:p>
          </table:table-cell>
          <table:table-cell table:formula="of:=([.B561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62]-[.F$2])^2" office:value-type="float" office:value="3.258025">
            <text:p>3.258025</text:p>
          </table:table-cell>
          <table:table-cell table:formula="of:=([.B56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563]-[.F$2])^2" office:value-type="float" office:value="3.258025">
            <text:p>3.258025</text:p>
          </table:table-cell>
          <table:table-cell table:formula="of:=([.B563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([.A564]-[.F$2])^2" office:value-type="float" office:value="3.258025">
            <text:p>3.258025</text:p>
          </table:table-cell>
          <table:table-cell table:formula="of:=([.B564]-[.J$2])^2" office:value-type="float" office:value="172.791025">
            <text:p>172.79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565]-[.F$2])^2" office:value-type="float" office:value="0.0380250000000001">
            <text:p>0.038025</text:p>
          </table:table-cell>
          <table:table-cell table:formula="of:=([.B56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566]-[.F$2])^2" office:value-type="float" office:value="4.818025">
            <text:p>4.818025</text:p>
          </table:table-cell>
          <table:table-cell table:formula="of:=([.B56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A567]-[.F$2])^2" office:value-type="float" office:value="0.0380250000000001">
            <text:p>0.038025</text:p>
          </table:table-cell>
          <table:table-cell table:formula="of:=([.B56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68]-[.F$2])^2" office:value-type="float" office:value="0.648024999999999">
            <text:p>0.648025</text:p>
          </table:table-cell>
          <table:table-cell table:formula="of:=([.B56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569]-[.F$2])^2" office:value-type="float" office:value="7.868025">
            <text:p>7.868025</text:p>
          </table:table-cell>
          <table:table-cell table:formula="of:=([.B56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570]-[.F$2])^2" office:value-type="float" office:value="0.0380250000000001">
            <text:p>0.038025</text:p>
          </table:table-cell>
          <table:table-cell table:formula="of:=([.B57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571]-[.F$2])^2" office:value-type="float" office:value="0.648024999999999">
            <text:p>0.648025</text:p>
          </table:table-cell>
          <table:table-cell table:formula="of:=([.B571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572]-[.F$2])^2" office:value-type="float" office:value="201.498025">
            <text:p>201.498025</text:p>
          </table:table-cell>
          <table:table-cell table:formula="of:=([.B57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573]-[.F$2])^2" office:value-type="float" office:value="4.818025">
            <text:p>4.818025</text:p>
          </table:table-cell>
          <table:table-cell table:formula="of:=([.B573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74]-[.F$2])^2" office:value-type="float" office:value="0.648024999999999">
            <text:p>0.648025</text:p>
          </table:table-cell>
          <table:table-cell table:formula="of:=([.B57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575]-[.F$2])^2" office:value-type="float" office:value="26.988025">
            <text:p>26.988025</text:p>
          </table:table-cell>
          <table:table-cell table:formula="of:=([.B57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A576]-[.F$2])^2" office:value-type="float" office:value="1.428025">
            <text:p>1.428025</text:p>
          </table:table-cell>
          <table:table-cell table:formula="of:=([.B576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577]-[.F$2])^2" office:value-type="float" office:value="0.648024999999999">
            <text:p>0.648025</text:p>
          </table:table-cell>
          <table:table-cell table:formula="of:=([.B57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78]-[.F$2])^2" office:value-type="float" office:value="0.648024999999999">
            <text:p>0.648025</text:p>
          </table:table-cell>
          <table:table-cell table:formula="of:=([.B57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579]-[.F$2])^2" office:value-type="float" office:value="3.258025">
            <text:p>3.258025</text:p>
          </table:table-cell>
          <table:table-cell table:formula="of:=([.B57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80]-[.F$2])^2" office:value-type="float" office:value="0.648024999999999">
            <text:p>0.648025</text:p>
          </table:table-cell>
          <table:table-cell table:formula="of:=([.B58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581]-[.F$2])^2" office:value-type="float" office:value="14.478025">
            <text:p>14.478025</text:p>
          </table:table-cell>
          <table:table-cell table:formula="of:=([.B581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582]-[.F$2])^2" office:value-type="float" office:value="3.258025">
            <text:p>3.258025</text:p>
          </table:table-cell>
          <table:table-cell table:formula="of:=([.B58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([.A583]-[.F$2])^2" office:value-type="float" office:value="492.618025">
            <text:p>492.618025</text:p>
          </table:table-cell>
          <table:table-cell table:formula="of:=([.B583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584]-[.F$2])^2" office:value-type="float" office:value="0.648024999999999">
            <text:p>0.648025</text:p>
          </table:table-cell>
          <table:table-cell table:formula="of:=([.B584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585]-[.F$2])^2" office:value-type="float" office:value="7.868025">
            <text:p>7.868025</text:p>
          </table:table-cell>
          <table:table-cell table:formula="of:=([.B58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586]-[.F$2])^2" office:value-type="float" office:value="14.478025">
            <text:p>14.478025</text:p>
          </table:table-cell>
          <table:table-cell table:formula="of:=([.B58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587]-[.F$2])^2" office:value-type="float" office:value="0.648024999999999">
            <text:p>0.648025</text:p>
          </table:table-cell>
          <table:table-cell table:formula="of:=([.B587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588]-[.F$2])^2" office:value-type="float" office:value="0.648024999999999">
            <text:p>0.648025</text:p>
          </table:table-cell>
          <table:table-cell table:formula="of:=([.B588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589]-[.F$2])^2" office:value-type="float" office:value="7.868025">
            <text:p>7.868025</text:p>
          </table:table-cell>
          <table:table-cell table:formula="of:=([.B589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590]-[.F$2])^2" office:value-type="float" office:value="10.208025">
            <text:p>10.208025</text:p>
          </table:table-cell>
          <table:table-cell table:formula="of:=([.B59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591]-[.F$2])^2" office:value-type="float" office:value="17.598025">
            <text:p>17.598025</text:p>
          </table:table-cell>
          <table:table-cell table:formula="of:=([.B591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92]-[.F$2])^2" office:value-type="float" office:value="3.258025">
            <text:p>3.258025</text:p>
          </table:table-cell>
          <table:table-cell table:formula="of:=([.B59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593]-[.F$2])^2" office:value-type="float" office:value="103.938025">
            <text:p>103.938025</text:p>
          </table:table-cell>
          <table:table-cell table:formula="of:=([.B593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94]-[.F$2])^2" office:value-type="float" office:value="3.258025">
            <text:p>3.258025</text:p>
          </table:table-cell>
          <table:table-cell table:formula="of:=([.B59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595]-[.F$2])^2" office:value-type="float" office:value="0.0380250000000001">
            <text:p>0.038025</text:p>
          </table:table-cell>
          <table:table-cell table:formula="of:=([.B595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596]-[.F$2])^2" office:value-type="float" office:value="3.258025">
            <text:p>3.258025</text:p>
          </table:table-cell>
          <table:table-cell table:formula="of:=([.B596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597]-[.F$2])^2" office:value-type="float" office:value="1.428025">
            <text:p>1.428025</text:p>
          </table:table-cell>
          <table:table-cell table:formula="of:=([.B597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([.A598]-[.F$2])^2" office:value-type="float" office:value="4.818025">
            <text:p>4.818025</text:p>
          </table:table-cell>
          <table:table-cell table:formula="of:=([.B598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599]-[.F$2])^2" office:value-type="float" office:value="0.648024999999999">
            <text:p>0.648025</text:p>
          </table:table-cell>
          <table:table-cell table:formula="of:=([.B59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([.A600]-[.F$2])^2" office:value-type="float" office:value="17.598025">
            <text:p>17.598025</text:p>
          </table:table-cell>
          <table:table-cell table:formula="of:=([.B60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601]-[.F$2])^2" office:value-type="float" office:value="7.868025">
            <text:p>7.868025</text:p>
          </table:table-cell>
          <table:table-cell table:formula="of:=([.B60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02]-[.F$2])^2" office:value-type="float" office:value="0.0380250000000001">
            <text:p>0.038025</text:p>
          </table:table-cell>
          <table:table-cell table:formula="of:=([.B602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03]-[.F$2])^2" office:value-type="float" office:value="38.378025">
            <text:p>38.378025</text:p>
          </table:table-cell>
          <table:table-cell table:formula="of:=([.B60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604]-[.F$2])^2" office:value-type="float" office:value="3.258025">
            <text:p>3.258025</text:p>
          </table:table-cell>
          <table:table-cell table:formula="of:=([.B60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605]-[.F$2])^2" office:value-type="float" office:value="1.428025">
            <text:p>1.428025</text:p>
          </table:table-cell>
          <table:table-cell table:formula="of:=([.B60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606]-[.F$2])^2" office:value-type="float" office:value="0.648024999999999">
            <text:p>0.648025</text:p>
          </table:table-cell>
          <table:table-cell table:formula="of:=([.B60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07]-[.F$2])^2" office:value-type="float" office:value="0.648024999999999">
            <text:p>0.648025</text:p>
          </table:table-cell>
          <table:table-cell table:formula="of:=([.B607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608]-[.F$2])^2" office:value-type="float" office:value="14.478025">
            <text:p>14.478025</text:p>
          </table:table-cell>
          <table:table-cell table:formula="of:=([.B608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609]-[.F$2])^2" office:value-type="float" office:value="3.258025">
            <text:p>3.258025</text:p>
          </table:table-cell>
          <table:table-cell table:formula="of:=([.B60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10]-[.F$2])^2" office:value-type="float" office:value="3.258025">
            <text:p>3.258025</text:p>
          </table:table-cell>
          <table:table-cell table:formula="of:=([.B61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11]-[.F$2])^2" office:value-type="float" office:value="0.648024999999999">
            <text:p>0.648025</text:p>
          </table:table-cell>
          <table:table-cell table:formula="of:=([.B61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12]-[.F$2])^2" office:value-type="float" office:value="0.0380250000000001">
            <text:p>0.038025</text:p>
          </table:table-cell>
          <table:table-cell table:formula="of:=([.B612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613]-[.F$2])^2" office:value-type="float" office:value="0.0380250000000001">
            <text:p>0.038025</text:p>
          </table:table-cell>
          <table:table-cell table:formula="of:=([.B613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614]-[.F$2])^2" office:value-type="float" office:value="0.0380250000000001">
            <text:p>0.038025</text:p>
          </table:table-cell>
          <table:table-cell table:formula="of:=([.B614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15]-[.F$2])^2" office:value-type="float" office:value="0.648024999999999">
            <text:p>0.648025</text:p>
          </table:table-cell>
          <table:table-cell table:formula="of:=([.B615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616]-[.F$2])^2" office:value-type="float" office:value="7.868025">
            <text:p>7.868025</text:p>
          </table:table-cell>
          <table:table-cell table:formula="of:=([.B61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17]-[.F$2])^2" office:value-type="float" office:value="0.0380250000000001">
            <text:p>0.038025</text:p>
          </table:table-cell>
          <table:table-cell table:formula="of:=([.B617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618]-[.F$2])^2" office:value-type="float" office:value="3.258025">
            <text:p>3.258025</text:p>
          </table:table-cell>
          <table:table-cell table:formula="of:=([.B618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619]-[.F$2])^2" office:value-type="float" office:value="14.478025">
            <text:p>14.478025</text:p>
          </table:table-cell>
          <table:table-cell table:formula="of:=([.B61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20]-[.F$2])^2" office:value-type="float" office:value="7.868025">
            <text:p>7.868025</text:p>
          </table:table-cell>
          <table:table-cell table:formula="of:=([.B620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21]-[.F$2])^2" office:value-type="float" office:value="0.648024999999999">
            <text:p>0.648025</text:p>
          </table:table-cell>
          <table:table-cell table:formula="of:=([.B62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622]-[.F$2])^2" office:value-type="float" office:value="3.258025">
            <text:p>3.258025</text:p>
          </table:table-cell>
          <table:table-cell table:formula="of:=([.B622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623]-[.F$2])^2" office:value-type="float" office:value="0.0380250000000001">
            <text:p>0.038025</text:p>
          </table:table-cell>
          <table:table-cell table:formula="of:=([.B62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624]-[.F$2])^2" office:value-type="float" office:value="0.0380250000000001">
            <text:p>0.038025</text:p>
          </table:table-cell>
          <table:table-cell table:formula="of:=([.B624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625]-[.F$2])^2" office:value-type="float" office:value="3.258025">
            <text:p>3.258025</text:p>
          </table:table-cell>
          <table:table-cell table:formula="of:=([.B625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26]-[.F$2])^2" office:value-type="float" office:value="0.0380250000000001">
            <text:p>0.038025</text:p>
          </table:table-cell>
          <table:table-cell table:formula="of:=([.B626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27]-[.F$2])^2" office:value-type="float" office:value="0.648024999999999">
            <text:p>0.648025</text:p>
          </table:table-cell>
          <table:table-cell table:formula="of:=([.B62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28]-[.F$2])^2" office:value-type="float" office:value="7.868025">
            <text:p>7.868025</text:p>
          </table:table-cell>
          <table:table-cell table:formula="of:=([.B628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29]-[.F$2])^2" office:value-type="float" office:value="3.258025">
            <text:p>3.258025</text:p>
          </table:table-cell>
          <table:table-cell table:formula="of:=([.B62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630]-[.F$2])^2" office:value-type="float" office:value="14.478025">
            <text:p>14.478025</text:p>
          </table:table-cell>
          <table:table-cell table:formula="of:=([.B63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31]-[.F$2])^2" office:value-type="float" office:value="7.868025">
            <text:p>7.868025</text:p>
          </table:table-cell>
          <table:table-cell table:formula="of:=([.B631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632]-[.F$2])^2" office:value-type="float" office:value="262.278025">
            <text:p>262.278025</text:p>
          </table:table-cell>
          <table:table-cell table:formula="of:=([.B632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33]-[.F$2])^2" office:value-type="float" office:value="1.428025">
            <text:p>1.428025</text:p>
          </table:table-cell>
          <table:table-cell table:formula="of:=([.B633]-[.J$2])^2" office:value-type="float" office:value="124.211025">
            <text:p>124.2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34]-[.F$2])^2" office:value-type="float" office:value="0.648024999999999">
            <text:p>0.648025</text:p>
          </table:table-cell>
          <table:table-cell table:formula="of:=([.B63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635]-[.F$2])^2" office:value-type="float" office:value="14.478025">
            <text:p>14.478025</text:p>
          </table:table-cell>
          <table:table-cell table:formula="of:=([.B63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636]-[.F$2])^2" office:value-type="float" office:value="10.208025">
            <text:p>10.208025</text:p>
          </table:table-cell>
          <table:table-cell table:formula="of:=([.B636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637]-[.F$2])^2" office:value-type="float" office:value="1.428025">
            <text:p>1.428025</text:p>
          </table:table-cell>
          <table:table-cell table:formula="of:=([.B637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638]-[.F$2])^2" office:value-type="float" office:value="1.428025">
            <text:p>1.428025</text:p>
          </table:table-cell>
          <table:table-cell table:formula="of:=([.B638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39]-[.F$2])^2" office:value-type="float" office:value="0.648024999999999">
            <text:p>0.648025</text:p>
          </table:table-cell>
          <table:table-cell table:formula="of:=([.B63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40]-[.F$2])^2" office:value-type="float" office:value="7.868025">
            <text:p>7.868025</text:p>
          </table:table-cell>
          <table:table-cell table:formula="of:=([.B640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641]-[.F$2])^2" office:value-type="float" office:value="10.208025">
            <text:p>10.208025</text:p>
          </table:table-cell>
          <table:table-cell table:formula="of:=([.B64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42]-[.F$2])^2" office:value-type="float" office:value="0.0380250000000001">
            <text:p>0.038025</text:p>
          </table:table-cell>
          <table:table-cell table:formula="of:=([.B642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43]-[.F$2])^2" office:value-type="float" office:value="0.648024999999999">
            <text:p>0.648025</text:p>
          </table:table-cell>
          <table:table-cell table:formula="of:=([.B64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644]-[.F$2])^2" office:value-type="float" office:value="3.258025">
            <text:p>3.258025</text:p>
          </table:table-cell>
          <table:table-cell table:formula="of:=([.B644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45]-[.F$2])^2" office:value-type="float" office:value="0.0380250000000001">
            <text:p>0.038025</text:p>
          </table:table-cell>
          <table:table-cell table:formula="of:=([.B645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646]-[.F$2])^2" office:value-type="float" office:value="0.648024999999999">
            <text:p>0.648025</text:p>
          </table:table-cell>
          <table:table-cell table:formula="of:=([.B646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47]-[.F$2])^2" office:value-type="float" office:value="0.648024999999999">
            <text:p>0.648025</text:p>
          </table:table-cell>
          <table:table-cell table:formula="of:=([.B64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648]-[.F$2])^2" office:value-type="float" office:value="0.648024999999999">
            <text:p>0.648025</text:p>
          </table:table-cell>
          <table:table-cell table:formula="of:=([.B648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649]-[.F$2])^2" office:value-type="float" office:value="0.648024999999999">
            <text:p>0.648025</text:p>
          </table:table-cell>
          <table:table-cell table:formula="of:=([.B649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50]-[.F$2])^2" office:value-type="float" office:value="3.258025">
            <text:p>3.258025</text:p>
          </table:table-cell>
          <table:table-cell table:formula="of:=([.B65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651]-[.F$2])^2" office:value-type="float" office:value="51.768025">
            <text:p>51.768025</text:p>
          </table:table-cell>
          <table:table-cell table:formula="of:=([.B65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652]-[.F$2])^2" office:value-type="float" office:value="0.0380250000000001">
            <text:p>0.038025</text:p>
          </table:table-cell>
          <table:table-cell table:formula="of:=([.B652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653]-[.F$2])^2" office:value-type="float" office:value="148.718025">
            <text:p>148.718025</text:p>
          </table:table-cell>
          <table:table-cell table:formula="of:=([.B65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654]-[.F$2])^2" office:value-type="float" office:value="0.0380250000000001">
            <text:p>0.038025</text:p>
          </table:table-cell>
          <table:table-cell table:formula="of:=([.B654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655]-[.F$2])^2" office:value-type="float" office:value="0.648024999999999">
            <text:p>0.648025</text:p>
          </table:table-cell>
          <table:table-cell table:formula="of:=([.B65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([.A656]-[.F$2])^2" office:value-type="float" office:value="1.428025">
            <text:p>1.428025</text:p>
          </table:table-cell>
          <table:table-cell table:formula="of:=([.B656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657]-[.F$2])^2" office:value-type="float" office:value="3.258025">
            <text:p>3.258025</text:p>
          </table:table-cell>
          <table:table-cell table:formula="of:=([.B65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58]-[.F$2])^2" office:value-type="float" office:value="0.648024999999999">
            <text:p>0.648025</text:p>
          </table:table-cell>
          <table:table-cell table:formula="of:=([.B65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59]-[.F$2])^2" office:value-type="float" office:value="0.648024999999999">
            <text:p>0.648025</text:p>
          </table:table-cell>
          <table:table-cell table:formula="of:=([.B659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660]-[.F$2])^2" office:value-type="float" office:value="4.818025">
            <text:p>4.818025</text:p>
          </table:table-cell>
          <table:table-cell table:formula="of:=([.B66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661]-[.F$2])^2" office:value-type="float" office:value="0.0380250000000001">
            <text:p>0.038025</text:p>
          </table:table-cell>
          <table:table-cell table:formula="of:=([.B661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662]-[.F$2])^2" office:value-type="float" office:value="0.648024999999999">
            <text:p>0.648025</text:p>
          </table:table-cell>
          <table:table-cell table:formula="of:=([.B66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663]-[.F$2])^2" office:value-type="float" office:value="7.868025">
            <text:p>7.868025</text:p>
          </table:table-cell>
          <table:table-cell table:formula="of:=([.B66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664]-[.F$2])^2" office:value-type="float" office:value="0.0380250000000001">
            <text:p>0.038025</text:p>
          </table:table-cell>
          <table:table-cell table:formula="of:=([.B664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[.A665]-[.F$2])^2" office:value-type="float" office:value="0.648024999999999">
            <text:p>0.648025</text:p>
          </table:table-cell>
          <table:table-cell table:formula="of:=([.B665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66]-[.F$2])^2" office:value-type="float" office:value="0.648024999999999">
            <text:p>0.648025</text:p>
          </table:table-cell>
          <table:table-cell table:formula="of:=([.B66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667]-[.F$2])^2" office:value-type="float" office:value="1.428025">
            <text:p>1.428025</text:p>
          </table:table-cell>
          <table:table-cell table:formula="of:=([.B667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68]-[.F$2])^2" office:value-type="float" office:value="3.258025">
            <text:p>3.258025</text:p>
          </table:table-cell>
          <table:table-cell table:formula="of:=([.B66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69]-[.F$2])^2" office:value-type="float" office:value="0.0380250000000001">
            <text:p>0.038025</text:p>
          </table:table-cell>
          <table:table-cell table:formula="of:=([.B66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670]-[.F$2])^2" office:value-type="float" office:value="3.258025">
            <text:p>3.258025</text:p>
          </table:table-cell>
          <table:table-cell table:formula="of:=([.B670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671]-[.F$2])^2" office:value-type="float" office:value="0.648024999999999">
            <text:p>0.648025</text:p>
          </table:table-cell>
          <table:table-cell table:formula="of:=([.B67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672]-[.F$2])^2" office:value-type="float" office:value="0.648024999999999">
            <text:p>0.648025</text:p>
          </table:table-cell>
          <table:table-cell table:formula="of:=([.B672]-[.J$2])^2" office:value-type="float" office:value="124.211025">
            <text:p>124.2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673]-[.F$2])^2" office:value-type="float" office:value="3.258025">
            <text:p>3.258025</text:p>
          </table:table-cell>
          <table:table-cell table:formula="of:=([.B673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74]-[.F$2])^2" office:value-type="float" office:value="0.0380250000000001">
            <text:p>0.038025</text:p>
          </table:table-cell>
          <table:table-cell table:formula="of:=([.B67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75]-[.F$2])^2" office:value-type="float" office:value="7.868025">
            <text:p>7.868025</text:p>
          </table:table-cell>
          <table:table-cell table:formula="of:=([.B67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76]-[.F$2])^2" office:value-type="float" office:value="0.0380250000000001">
            <text:p>0.038025</text:p>
          </table:table-cell>
          <table:table-cell table:formula="of:=([.B676]-[.J$2])^2" office:value-type="float" office:value="102.921025">
            <text:p>102.9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677]-[.F$2])^2" office:value-type="float" office:value="0.648024999999999">
            <text:p>0.648025</text:p>
          </table:table-cell>
          <table:table-cell table:formula="of:=([.B677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78]-[.F$2])^2" office:value-type="float" office:value="3.258025">
            <text:p>3.258025</text:p>
          </table:table-cell>
          <table:table-cell table:formula="of:=([.B67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679]-[.F$2])^2" office:value-type="float" office:value="10.208025">
            <text:p>10.208025</text:p>
          </table:table-cell>
          <table:table-cell table:formula="of:=([.B679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80]-[.F$2])^2" office:value-type="float" office:value="0.648024999999999">
            <text:p>0.648025</text:p>
          </table:table-cell>
          <table:table-cell table:formula="of:=([.B68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681]-[.F$2])^2" office:value-type="float" office:value="10.208025">
            <text:p>10.208025</text:p>
          </table:table-cell>
          <table:table-cell table:formula="of:=([.B681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682]-[.F$2])^2" office:value-type="float" office:value="0.648024999999999">
            <text:p>0.648025</text:p>
          </table:table-cell>
          <table:table-cell table:formula="of:=([.B682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683]-[.F$2])^2" office:value-type="float" office:value="1.428025">
            <text:p>1.428025</text:p>
          </table:table-cell>
          <table:table-cell table:formula="of:=([.B683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684]-[.F$2])^2" office:value-type="float" office:value="0.0380250000000001">
            <text:p>0.038025</text:p>
          </table:table-cell>
          <table:table-cell table:formula="of:=([.B68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685]-[.F$2])^2" office:value-type="float" office:value="7.868025">
            <text:p>7.868025</text:p>
          </table:table-cell>
          <table:table-cell table:formula="of:=([.B68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686]-[.F$2])^2" office:value-type="float" office:value="14.478025">
            <text:p>14.478025</text:p>
          </table:table-cell>
          <table:table-cell table:formula="of:=([.B686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87]-[.F$2])^2" office:value-type="float" office:value="0.648024999999999">
            <text:p>0.648025</text:p>
          </table:table-cell>
          <table:table-cell table:formula="of:=([.B68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688]-[.F$2])^2" office:value-type="float" office:value="7.868025">
            <text:p>7.868025</text:p>
          </table:table-cell>
          <table:table-cell table:formula="of:=([.B68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689]-[.F$2])^2" office:value-type="float" office:value="0.0380250000000001">
            <text:p>0.038025</text:p>
          </table:table-cell>
          <table:table-cell table:formula="of:=([.B689]-[.J$2])^2" office:value-type="float" office:value="229.371025">
            <text:p>229.3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690]-[.F$2])^2" office:value-type="float" office:value="7.868025">
            <text:p>7.868025</text:p>
          </table:table-cell>
          <table:table-cell table:formula="of:=([.B690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691]-[.F$2])^2" office:value-type="float" office:value="1.428025">
            <text:p>1.428025</text:p>
          </table:table-cell>
          <table:table-cell table:formula="of:=([.B691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92]-[.F$2])^2" office:value-type="float" office:value="3.258025">
            <text:p>3.258025</text:p>
          </table:table-cell>
          <table:table-cell table:formula="of:=([.B69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93]-[.F$2])^2" office:value-type="float" office:value="0.648024999999999">
            <text:p>0.648025</text:p>
          </table:table-cell>
          <table:table-cell table:formula="of:=([.B693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694]-[.F$2])^2" office:value-type="float" office:value="10.208025">
            <text:p>10.208025</text:p>
          </table:table-cell>
          <table:table-cell table:formula="of:=([.B69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95]-[.F$2])^2" office:value-type="float" office:value="0.0380250000000001">
            <text:p>0.038025</text:p>
          </table:table-cell>
          <table:table-cell table:formula="of:=([.B69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96]-[.F$2])^2" office:value-type="float" office:value="0.0380250000000001">
            <text:p>0.038025</text:p>
          </table:table-cell>
          <table:table-cell table:formula="of:=([.B696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697]-[.F$2])^2" office:value-type="float" office:value="7.868025">
            <text:p>7.868025</text:p>
          </table:table-cell>
          <table:table-cell table:formula="of:=([.B69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698]-[.F$2])^2" office:value-type="float" office:value="0.648024999999999">
            <text:p>0.648025</text:p>
          </table:table-cell>
          <table:table-cell table:formula="of:=([.B69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99]-[.F$2])^2" office:value-type="float" office:value="3.258025">
            <text:p>3.258025</text:p>
          </table:table-cell>
          <table:table-cell table:formula="of:=([.B69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700]-[.F$2])^2" office:value-type="float" office:value="0.0380250000000001">
            <text:p>0.038025</text:p>
          </table:table-cell>
          <table:table-cell table:formula="of:=([.B70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([.A701]-[.F$2])^2" office:value-type="float" office:value="103.938025">
            <text:p>103.938025</text:p>
          </table:table-cell>
          <table:table-cell table:formula="of:=([.B701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A702]-[.F$2])^2" office:value-type="float" office:value="0.648024999999999">
            <text:p>0.648025</text:p>
          </table:table-cell>
          <table:table-cell table:formula="of:=([.B702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03]-[.F$2])^2" office:value-type="float" office:value="3.258025">
            <text:p>3.258025</text:p>
          </table:table-cell>
          <table:table-cell table:formula="of:=([.B70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04]-[.F$2])^2" office:value-type="float" office:value="38.378025">
            <text:p>38.378025</text:p>
          </table:table-cell>
          <table:table-cell table:formula="of:=([.B70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05]-[.F$2])^2" office:value-type="float" office:value="3.258025">
            <text:p>3.258025</text:p>
          </table:table-cell>
          <table:table-cell table:formula="of:=([.B70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06]-[.F$2])^2" office:value-type="float" office:value="26.988025">
            <text:p>26.988025</text:p>
          </table:table-cell>
          <table:table-cell table:formula="of:=([.B706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07]-[.F$2])^2" office:value-type="float" office:value="0.648024999999999">
            <text:p>0.648025</text:p>
          </table:table-cell>
          <table:table-cell table:formula="of:=([.B70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08]-[.F$2])^2" office:value-type="float" office:value="0.648024999999999">
            <text:p>0.648025</text:p>
          </table:table-cell>
          <table:table-cell table:formula="of:=([.B70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709]-[.F$2])^2" office:value-type="float" office:value="38.378025">
            <text:p>38.378025</text:p>
          </table:table-cell>
          <table:table-cell table:formula="of:=([.B709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710]-[.F$2])^2" office:value-type="float" office:value="3.258025">
            <text:p>3.258025</text:p>
          </table:table-cell>
          <table:table-cell table:formula="of:=([.B71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11]-[.F$2])^2" office:value-type="float" office:value="3.258025">
            <text:p>3.258025</text:p>
          </table:table-cell>
          <table:table-cell table:formula="of:=([.B71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12]-[.F$2])^2" office:value-type="float" office:value="3.258025">
            <text:p>3.258025</text:p>
          </table:table-cell>
          <table:table-cell table:formula="of:=([.B712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713]-[.F$2])^2" office:value-type="float" office:value="14.478025">
            <text:p>14.478025</text:p>
          </table:table-cell>
          <table:table-cell table:formula="of:=([.B71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714]-[.F$2])^2" office:value-type="float" office:value="3.258025">
            <text:p>3.258025</text:p>
          </table:table-cell>
          <table:table-cell table:formula="of:=([.B71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715]-[.F$2])^2" office:value-type="float" office:value="7.868025">
            <text:p>7.868025</text:p>
          </table:table-cell>
          <table:table-cell table:formula="of:=([.B71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716]-[.F$2])^2" office:value-type="float" office:value="125.328025">
            <text:p>125.328025</text:p>
          </table:table-cell>
          <table:table-cell table:formula="of:=([.B716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717]-[.F$2])^2" office:value-type="float" office:value="7.868025">
            <text:p>7.868025</text:p>
          </table:table-cell>
          <table:table-cell table:formula="of:=([.B71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18]-[.F$2])^2" office:value-type="float" office:value="0.648024999999999">
            <text:p>0.648025</text:p>
          </table:table-cell>
          <table:table-cell table:formula="of:=([.B71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719]-[.F$2])^2" office:value-type="float" office:value="0.648024999999999">
            <text:p>0.648025</text:p>
          </table:table-cell>
          <table:table-cell table:formula="of:=([.B719]-[.J$2])^2" office:value-type="float" office:value="102.921025">
            <text:p>102.9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20]-[.F$2])^2" office:value-type="float" office:value="3.258025">
            <text:p>3.258025</text:p>
          </table:table-cell>
          <table:table-cell table:formula="of:=([.B72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721]-[.F$2])^2" office:value-type="float" office:value="0.648024999999999">
            <text:p>0.648025</text:p>
          </table:table-cell>
          <table:table-cell table:formula="of:=([.B721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22]-[.F$2])^2" office:value-type="float" office:value="38.378025">
            <text:p>38.378025</text:p>
          </table:table-cell>
          <table:table-cell table:formula="of:=([.B722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formula="of:=([.A723]-[.F$2])^2" office:value-type="float" office:value="3.258025">
            <text:p>3.258025</text:p>
          </table:table-cell>
          <table:table-cell table:formula="of:=([.B723]-[.J$2])^2" office:value-type="float" office:value="329.241025">
            <text:p>329.24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724]-[.F$2])^2" office:value-type="float" office:value="7.868025">
            <text:p>7.868025</text:p>
          </table:table-cell>
          <table:table-cell table:formula="of:=([.B72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725]-[.F$2])^2" office:value-type="float" office:value="1.428025">
            <text:p>1.428025</text:p>
          </table:table-cell>
          <table:table-cell table:formula="of:=([.B725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26]-[.F$2])^2" office:value-type="float" office:value="84.548025">
            <text:p>84.548025</text:p>
          </table:table-cell>
          <table:table-cell table:formula="of:=([.B72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727]-[.F$2])^2" office:value-type="float" office:value="14.478025">
            <text:p>14.478025</text:p>
          </table:table-cell>
          <table:table-cell table:formula="of:=([.B72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728]-[.F$2])^2" office:value-type="float" office:value="14.478025">
            <text:p>14.478025</text:p>
          </table:table-cell>
          <table:table-cell table:formula="of:=([.B728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729]-[.F$2])^2" office:value-type="float" office:value="10.208025">
            <text:p>10.208025</text:p>
          </table:table-cell>
          <table:table-cell table:formula="of:=([.B72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730]-[.F$2])^2" office:value-type="float" office:value="0.0380250000000001">
            <text:p>0.038025</text:p>
          </table:table-cell>
          <table:table-cell table:formula="of:=([.B73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31]-[.F$2])^2" office:value-type="float" office:value="7.868025">
            <text:p>7.868025</text:p>
          </table:table-cell>
          <table:table-cell table:formula="of:=([.B73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732]-[.F$2])^2" office:value-type="float" office:value="3.258025">
            <text:p>3.258025</text:p>
          </table:table-cell>
          <table:table-cell table:formula="of:=([.B732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733]-[.F$2])^2" office:value-type="float" office:value="3.258025">
            <text:p>3.258025</text:p>
          </table:table-cell>
          <table:table-cell table:formula="of:=([.B733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734]-[.F$2])^2" office:value-type="float" office:value="0.648024999999999">
            <text:p>0.648025</text:p>
          </table:table-cell>
          <table:table-cell table:formula="of:=([.B734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735]-[.F$2])^2" office:value-type="float" office:value="14.478025">
            <text:p>14.478025</text:p>
          </table:table-cell>
          <table:table-cell table:formula="of:=([.B735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36]-[.F$2])^2" office:value-type="float" office:value="0.648024999999999">
            <text:p>0.648025</text:p>
          </table:table-cell>
          <table:table-cell table:formula="of:=([.B73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37]-[.F$2])^2" office:value-type="float" office:value="7.868025">
            <text:p>7.868025</text:p>
          </table:table-cell>
          <table:table-cell table:formula="of:=([.B73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738]-[.F$2])^2" office:value-type="float" office:value="0.0380250000000001">
            <text:p>0.038025</text:p>
          </table:table-cell>
          <table:table-cell table:formula="of:=([.B738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739]-[.F$2])^2" office:value-type="float" office:value="0.0380250000000001">
            <text:p>0.038025</text:p>
          </table:table-cell>
          <table:table-cell table:formula="of:=([.B73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40]-[.F$2])^2" office:value-type="float" office:value="0.648024999999999">
            <text:p>0.648025</text:p>
          </table:table-cell>
          <table:table-cell table:formula="of:=([.B740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41]-[.F$2])^2" office:value-type="float" office:value="7.868025">
            <text:p>7.868025</text:p>
          </table:table-cell>
          <table:table-cell table:formula="of:=([.B74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742]-[.F$2])^2" office:value-type="float" office:value="0.0380250000000001">
            <text:p>0.038025</text:p>
          </table:table-cell>
          <table:table-cell table:formula="of:=([.B742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43]-[.F$2])^2" office:value-type="float" office:value="7.868025">
            <text:p>7.868025</text:p>
          </table:table-cell>
          <table:table-cell table:formula="of:=([.B74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744]-[.F$2])^2" office:value-type="float" office:value="0.648024999999999">
            <text:p>0.648025</text:p>
          </table:table-cell>
          <table:table-cell table:formula="of:=([.B744]-[.J$2])^2" office:value-type="float" office:value="102.921025">
            <text:p>102.9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745]-[.F$2])^2" office:value-type="float" office:value="3.258025">
            <text:p>3.258025</text:p>
          </table:table-cell>
          <table:table-cell table:formula="of:=([.B745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746]-[.F$2])^2" office:value-type="float" office:value="125.328025">
            <text:p>125.328025</text:p>
          </table:table-cell>
          <table:table-cell table:formula="of:=([.B746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47]-[.F$2])^2" office:value-type="float" office:value="0.648024999999999">
            <text:p>0.648025</text:p>
          </table:table-cell>
          <table:table-cell table:formula="of:=([.B74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748]-[.F$2])^2" office:value-type="float" office:value="14.478025">
            <text:p>14.478025</text:p>
          </table:table-cell>
          <table:table-cell table:formula="of:=([.B74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749]-[.F$2])^2" office:value-type="float" office:value="84.548025">
            <text:p>84.548025</text:p>
          </table:table-cell>
          <table:table-cell table:formula="of:=([.B749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50]-[.F$2])^2" office:value-type="float" office:value="3.258025">
            <text:p>3.258025</text:p>
          </table:table-cell>
          <table:table-cell table:formula="of:=([.B75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751]-[.F$2])^2" office:value-type="float" office:value="0.648024999999999">
            <text:p>0.648025</text:p>
          </table:table-cell>
          <table:table-cell table:formula="of:=([.B751]-[.J$2])^2" office:value-type="float" office:value="229.371025">
            <text:p>229.3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52]-[.F$2])^2" office:value-type="float" office:value="7.868025">
            <text:p>7.868025</text:p>
          </table:table-cell>
          <table:table-cell table:formula="of:=([.B75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53]-[.F$2])^2" office:value-type="float" office:value="1.428025">
            <text:p>1.428025</text:p>
          </table:table-cell>
          <table:table-cell table:formula="of:=([.B753]-[.J$2])^2" office:value-type="float" office:value="102.921025">
            <text:p>102.92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754]-[.F$2])^2" office:value-type="float" office:value="10.208025">
            <text:p>10.208025</text:p>
          </table:table-cell>
          <table:table-cell table:formula="of:=([.B75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55]-[.F$2])^2" office:value-type="float" office:value="0.648024999999999">
            <text:p>0.648025</text:p>
          </table:table-cell>
          <table:table-cell table:formula="of:=([.B75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6]-[.F$2])^2" office:value-type="float" office:value="38.378025">
            <text:p>38.378025</text:p>
          </table:table-cell>
          <table:table-cell table:formula="of:=([.B75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757]-[.F$2])^2" office:value-type="float" office:value="3.258025">
            <text:p>3.258025</text:p>
          </table:table-cell>
          <table:table-cell table:formula="of:=([.B75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758]-[.F$2])^2" office:value-type="float" office:value="4.818025">
            <text:p>4.818025</text:p>
          </table:table-cell>
          <table:table-cell table:formula="of:=([.B75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59]-[.F$2])^2" office:value-type="float" office:value="0.648024999999999">
            <text:p>0.648025</text:p>
          </table:table-cell>
          <table:table-cell table:formula="of:=([.B75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760]-[.F$2])^2" office:value-type="float" office:value="4.818025">
            <text:p>4.818025</text:p>
          </table:table-cell>
          <table:table-cell table:formula="of:=([.B760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61]-[.F$2])^2" office:value-type="float" office:value="7.868025">
            <text:p>7.868025</text:p>
          </table:table-cell>
          <table:table-cell table:formula="of:=([.B76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62]-[.F$2])^2" office:value-type="float" office:value="1.428025">
            <text:p>1.428025</text:p>
          </table:table-cell>
          <table:table-cell table:formula="of:=([.B762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763]-[.F$2])^2" office:value-type="float" office:value="3.258025">
            <text:p>3.258025</text:p>
          </table:table-cell>
          <table:table-cell table:formula="of:=([.B763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64]-[.F$2])^2" office:value-type="float" office:value="0.648024999999999">
            <text:p>0.648025</text:p>
          </table:table-cell>
          <table:table-cell table:formula="of:=([.B76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765]-[.F$2])^2" office:value-type="float" office:value="103.938025">
            <text:p>103.938025</text:p>
          </table:table-cell>
          <table:table-cell table:formula="of:=([.B76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766]-[.F$2])^2" office:value-type="float" office:value="67.158025">
            <text:p>67.158025</text:p>
          </table:table-cell>
          <table:table-cell table:formula="of:=([.B766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767]-[.F$2])^2" office:value-type="float" office:value="14.478025">
            <text:p>14.478025</text:p>
          </table:table-cell>
          <table:table-cell table:formula="of:=([.B767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68]-[.F$2])^2" office:value-type="float" office:value="3.258025">
            <text:p>3.258025</text:p>
          </table:table-cell>
          <table:table-cell table:formula="of:=([.B76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769]-[.F$2])^2" office:value-type="float" office:value="0.648024999999999">
            <text:p>0.648025</text:p>
          </table:table-cell>
          <table:table-cell table:formula="of:=([.B769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770]-[.F$2])^2" office:value-type="float" office:value="3.258025">
            <text:p>3.258025</text:p>
          </table:table-cell>
          <table:table-cell table:formula="of:=([.B77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71]-[.F$2])^2" office:value-type="float" office:value="0.648024999999999">
            <text:p>0.648025</text:p>
          </table:table-cell>
          <table:table-cell table:formula="of:=([.B771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772]-[.F$2])^2" office:value-type="float" office:value="14.478025">
            <text:p>14.478025</text:p>
          </table:table-cell>
          <table:table-cell table:formula="of:=([.B77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73]-[.F$2])^2" office:value-type="float" office:value="7.868025">
            <text:p>7.868025</text:p>
          </table:table-cell>
          <table:table-cell table:formula="of:=([.B773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774]-[.F$2])^2" office:value-type="float" office:value="3.258025">
            <text:p>3.258025</text:p>
          </table:table-cell>
          <table:table-cell table:formula="of:=([.B77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75]-[.F$2])^2" office:value-type="float" office:value="7.868025">
            <text:p>7.868025</text:p>
          </table:table-cell>
          <table:table-cell table:formula="of:=([.B77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76]-[.F$2])^2" office:value-type="float" office:value="0.648024999999999">
            <text:p>0.648025</text:p>
          </table:table-cell>
          <table:table-cell table:formula="of:=([.B77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formula="of:=([.A777]-[.F$2])^2" office:value-type="float" office:value="0.648024999999999">
            <text:p>0.648025</text:p>
          </table:table-cell>
          <table:table-cell table:formula="of:=([.B777]-[.J$2])^2" office:value-type="float" office:value="447.111025">
            <text:p>447.1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78]-[.F$2])^2" office:value-type="float" office:value="0.648024999999999">
            <text:p>0.648025</text:p>
          </table:table-cell>
          <table:table-cell table:formula="of:=([.B77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79]-[.F$2])^2" office:value-type="float" office:value="0.648024999999999">
            <text:p>0.648025</text:p>
          </table:table-cell>
          <table:table-cell table:formula="of:=([.B779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780]-[.F$2])^2" office:value-type="float" office:value="3.258025">
            <text:p>3.258025</text:p>
          </table:table-cell>
          <table:table-cell table:formula="of:=([.B780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81]-[.F$2])^2" office:value-type="float" office:value="3.258025">
            <text:p>3.258025</text:p>
          </table:table-cell>
          <table:table-cell table:formula="of:=([.B78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([.A782]-[.F$2])^2" office:value-type="float" office:value="14.478025">
            <text:p>14.478025</text:p>
          </table:table-cell>
          <table:table-cell table:formula="of:=([.B782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783]-[.F$2])^2" office:value-type="float" office:value="7.868025">
            <text:p>7.868025</text:p>
          </table:table-cell>
          <table:table-cell table:formula="of:=([.B783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784]-[.F$2])^2" office:value-type="float" office:value="0.0380250000000001">
            <text:p>0.038025</text:p>
          </table:table-cell>
          <table:table-cell table:formula="of:=([.B78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85]-[.F$2])^2" office:value-type="float" office:value="0.648024999999999">
            <text:p>0.648025</text:p>
          </table:table-cell>
          <table:table-cell table:formula="of:=([.B785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786]-[.F$2])^2" office:value-type="float" office:value="3.258025">
            <text:p>3.258025</text:p>
          </table:table-cell>
          <table:table-cell table:formula="of:=([.B786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787]-[.F$2])^2" office:value-type="float" office:value="14.478025">
            <text:p>14.478025</text:p>
          </table:table-cell>
          <table:table-cell table:formula="of:=([.B787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([.A788]-[.F$2])^2" office:value-type="float" office:value="10.208025">
            <text:p>10.208025</text:p>
          </table:table-cell>
          <table:table-cell table:formula="of:=([.B788]-[.J$2])^2" office:value-type="float" office:value="329.241025">
            <text:p>329.2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89]-[.F$2])^2" office:value-type="float" office:value="0.648024999999999">
            <text:p>0.648025</text:p>
          </table:table-cell>
          <table:table-cell table:formula="of:=([.B789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A790]-[.F$2])^2" office:value-type="float" office:value="0.0380250000000001">
            <text:p>0.038025</text:p>
          </table:table-cell>
          <table:table-cell table:formula="of:=([.B790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791]-[.F$2])^2" office:value-type="float" office:value="14.478025">
            <text:p>14.478025</text:p>
          </table:table-cell>
          <table:table-cell table:formula="of:=([.B791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92]-[.F$2])^2" office:value-type="float" office:value="3.258025">
            <text:p>3.258025</text:p>
          </table:table-cell>
          <table:table-cell table:formula="of:=([.B79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793]-[.F$2])^2" office:value-type="float" office:value="1.428025">
            <text:p>1.428025</text:p>
          </table:table-cell>
          <table:table-cell table:formula="of:=([.B793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94]-[.F$2])^2" office:value-type="float" office:value="0.648024999999999">
            <text:p>0.648025</text:p>
          </table:table-cell>
          <table:table-cell table:formula="of:=([.B79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795]-[.F$2])^2" office:value-type="float" office:value="3.258025">
            <text:p>3.258025</text:p>
          </table:table-cell>
          <table:table-cell table:formula="of:=([.B795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796]-[.F$2])^2" office:value-type="float" office:value="4.818025">
            <text:p>4.818025</text:p>
          </table:table-cell>
          <table:table-cell table:formula="of:=([.B79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97]-[.F$2])^2" office:value-type="float" office:value="0.648024999999999">
            <text:p>0.648025</text:p>
          </table:table-cell>
          <table:table-cell table:formula="of:=([.B79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98]-[.F$2])^2" office:value-type="float" office:value="148.718025">
            <text:p>148.718025</text:p>
          </table:table-cell>
          <table:table-cell table:formula="of:=([.B798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799]-[.F$2])^2" office:value-type="float" office:value="1.428025">
            <text:p>1.428025</text:p>
          </table:table-cell>
          <table:table-cell table:formula="of:=([.B799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800]-[.F$2])^2" office:value-type="float" office:value="38.378025">
            <text:p>38.378025</text:p>
          </table:table-cell>
          <table:table-cell table:formula="of:=([.B80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01]-[.F$2])^2" office:value-type="float" office:value="0.648024999999999">
            <text:p>0.648025</text:p>
          </table:table-cell>
          <table:table-cell table:formula="of:=([.B80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802]-[.F$2])^2" office:value-type="float" office:value="14.478025">
            <text:p>14.478025</text:p>
          </table:table-cell>
          <table:table-cell table:formula="of:=([.B80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03]-[.F$2])^2" office:value-type="float" office:value="0.648024999999999">
            <text:p>0.648025</text:p>
          </table:table-cell>
          <table:table-cell table:formula="of:=([.B803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804]-[.F$2])^2" office:value-type="float" office:value="4.818025">
            <text:p>4.818025</text:p>
          </table:table-cell>
          <table:table-cell table:formula="of:=([.B804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805]-[.F$2])^2" office:value-type="float" office:value="1.428025">
            <text:p>1.428025</text:p>
          </table:table-cell>
          <table:table-cell table:formula="of:=([.B805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806]-[.F$2])^2" office:value-type="float" office:value="10.208025">
            <text:p>10.208025</text:p>
          </table:table-cell>
          <table:table-cell table:formula="of:=([.B80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07]-[.F$2])^2" office:value-type="float" office:value="0.0380250000000001">
            <text:p>0.038025</text:p>
          </table:table-cell>
          <table:table-cell table:formula="of:=([.B807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08]-[.F$2])^2" office:value-type="float" office:value="3.258025">
            <text:p>3.258025</text:p>
          </table:table-cell>
          <table:table-cell table:formula="of:=([.B80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09]-[.F$2])^2" office:value-type="float" office:value="0.0380250000000001">
            <text:p>0.038025</text:p>
          </table:table-cell>
          <table:table-cell table:formula="of:=([.B809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810]-[.F$2])^2" office:value-type="float" office:value="14.478025">
            <text:p>14.478025</text:p>
          </table:table-cell>
          <table:table-cell table:formula="of:=([.B810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811]-[.F$2])^2" office:value-type="float" office:value="7.868025">
            <text:p>7.868025</text:p>
          </table:table-cell>
          <table:table-cell table:formula="of:=([.B81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([.A812]-[.F$2])^2" office:value-type="float" office:value="23.088025">
            <text:p>23.088025</text:p>
          </table:table-cell>
          <table:table-cell table:formula="of:=([.B812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813]-[.F$2])^2" office:value-type="float" office:value="1.428025">
            <text:p>1.428025</text:p>
          </table:table-cell>
          <table:table-cell table:formula="of:=([.B813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814]-[.F$2])^2" office:value-type="float" office:value="3.258025">
            <text:p>3.258025</text:p>
          </table:table-cell>
          <table:table-cell table:formula="of:=([.B81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15]-[.F$2])^2" office:value-type="float" office:value="0.648024999999999">
            <text:p>0.648025</text:p>
          </table:table-cell>
          <table:table-cell table:formula="of:=([.B81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16]-[.F$2])^2" office:value-type="float" office:value="0.648024999999999">
            <text:p>0.648025</text:p>
          </table:table-cell>
          <table:table-cell table:formula="of:=([.B81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817]-[.F$2])^2" office:value-type="float" office:value="1.428025">
            <text:p>1.428025</text:p>
          </table:table-cell>
          <table:table-cell table:formula="of:=([.B817]-[.J$2])^2" office:value-type="float" office:value="792.141025">
            <text:p>792.14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818]-[.F$2])^2" office:value-type="float" office:value="10.208025">
            <text:p>10.208025</text:p>
          </table:table-cell>
          <table:table-cell table:formula="of:=([.B81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819]-[.F$2])^2" office:value-type="float" office:value="3.258025">
            <text:p>3.258025</text:p>
          </table:table-cell>
          <table:table-cell table:formula="of:=([.B819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820]-[.F$2])^2" office:value-type="float" office:value="7.868025">
            <text:p>7.868025</text:p>
          </table:table-cell>
          <table:table-cell table:formula="of:=([.B820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21]-[.F$2])^2" office:value-type="float" office:value="0.0380250000000001">
            <text:p>0.038025</text:p>
          </table:table-cell>
          <table:table-cell table:formula="of:=([.B821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822]-[.F$2])^2" office:value-type="float" office:value="7.868025">
            <text:p>7.868025</text:p>
          </table:table-cell>
          <table:table-cell table:formula="of:=([.B82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23]-[.F$2])^2" office:value-type="float" office:value="0.648024999999999">
            <text:p>0.648025</text:p>
          </table:table-cell>
          <table:table-cell table:formula="of:=([.B82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24]-[.F$2])^2" office:value-type="float" office:value="3.258025">
            <text:p>3.258025</text:p>
          </table:table-cell>
          <table:table-cell table:formula="of:=([.B824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825]-[.F$2])^2" office:value-type="float" office:value="0.0380250000000001">
            <text:p>0.038025</text:p>
          </table:table-cell>
          <table:table-cell table:formula="of:=([.B825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26]-[.F$2])^2" office:value-type="float" office:value="0.648024999999999">
            <text:p>0.648025</text:p>
          </table:table-cell>
          <table:table-cell table:formula="of:=([.B826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827]-[.F$2])^2" office:value-type="float" office:value="7.868025">
            <text:p>7.868025</text:p>
          </table:table-cell>
          <table:table-cell table:formula="of:=([.B827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828]-[.F$2])^2" office:value-type="float" office:value="14.478025">
            <text:p>14.478025</text:p>
          </table:table-cell>
          <table:table-cell table:formula="of:=([.B828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29]-[.F$2])^2" office:value-type="float" office:value="0.648024999999999">
            <text:p>0.648025</text:p>
          </table:table-cell>
          <table:table-cell table:formula="of:=([.B82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830]-[.F$2])^2" office:value-type="float" office:value="7.868025">
            <text:p>7.868025</text:p>
          </table:table-cell>
          <table:table-cell table:formula="of:=([.B830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31]-[.F$2])^2" office:value-type="float" office:value="0.648024999999999">
            <text:p>0.648025</text:p>
          </table:table-cell>
          <table:table-cell table:formula="of:=([.B831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832]-[.F$2])^2" office:value-type="float" office:value="0.0380250000000001">
            <text:p>0.038025</text:p>
          </table:table-cell>
          <table:table-cell table:formula="of:=([.B83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833]-[.F$2])^2" office:value-type="float" office:value="7.868025">
            <text:p>7.868025</text:p>
          </table:table-cell>
          <table:table-cell table:formula="of:=([.B833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34]-[.F$2])^2" office:value-type="float" office:value="0.648024999999999">
            <text:p>0.648025</text:p>
          </table:table-cell>
          <table:table-cell table:formula="of:=([.B834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835]-[.F$2])^2" office:value-type="float" office:value="26.988025">
            <text:p>26.988025</text:p>
          </table:table-cell>
          <table:table-cell table:formula="of:=([.B835]-[.J$2])^2" office:value-type="float" office:value="102.921025">
            <text:p>102.9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836]-[.F$2])^2" office:value-type="float" office:value="7.868025">
            <text:p>7.868025</text:p>
          </table:table-cell>
          <table:table-cell table:formula="of:=([.B836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837]-[.F$2])^2" office:value-type="float" office:value="17.598025">
            <text:p>17.598025</text:p>
          </table:table-cell>
          <table:table-cell table:formula="of:=([.B83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838]-[.F$2])^2" office:value-type="float" office:value="0.0380250000000001">
            <text:p>0.038025</text:p>
          </table:table-cell>
          <table:table-cell table:formula="of:=([.B838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839]-[.F$2])^2" office:value-type="float" office:value="10.208025">
            <text:p>10.208025</text:p>
          </table:table-cell>
          <table:table-cell table:formula="of:=([.B839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40]-[.F$2])^2" office:value-type="float" office:value="0.648024999999999">
            <text:p>0.648025</text:p>
          </table:table-cell>
          <table:table-cell table:formula="of:=([.B840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841]-[.F$2])^2" office:value-type="float" office:value="0.0380250000000001">
            <text:p>0.038025</text:p>
          </table:table-cell>
          <table:table-cell table:formula="of:=([.B841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42]-[.F$2])^2" office:value-type="float" office:value="0.648024999999999">
            <text:p>0.648025</text:p>
          </table:table-cell>
          <table:table-cell table:formula="of:=([.B84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43]-[.F$2])^2" office:value-type="float" office:value="26.988025">
            <text:p>26.988025</text:p>
          </table:table-cell>
          <table:table-cell table:formula="of:=([.B84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844]-[.F$2])^2" office:value-type="float" office:value="3.258025">
            <text:p>3.258025</text:p>
          </table:table-cell>
          <table:table-cell table:formula="of:=([.B84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845]-[.F$2])^2" office:value-type="float" office:value="7.868025">
            <text:p>7.868025</text:p>
          </table:table-cell>
          <table:table-cell table:formula="of:=([.B845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46]-[.F$2])^2" office:value-type="float" office:value="0.0380250000000001">
            <text:p>0.038025</text:p>
          </table:table-cell>
          <table:table-cell table:formula="of:=([.B846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847]-[.F$2])^2" office:value-type="float" office:value="3.258025">
            <text:p>3.258025</text:p>
          </table:table-cell>
          <table:table-cell table:formula="of:=([.B847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48]-[.F$2])^2" office:value-type="float" office:value="3.258025">
            <text:p>3.258025</text:p>
          </table:table-cell>
          <table:table-cell table:formula="of:=([.B84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849]-[.F$2])^2" office:value-type="float" office:value="7.868025">
            <text:p>7.868025</text:p>
          </table:table-cell>
          <table:table-cell table:formula="of:=([.B849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A850]-[.F$2])^2" office:value-type="float" office:value="0.0380250000000001">
            <text:p>0.038025</text:p>
          </table:table-cell>
          <table:table-cell table:formula="of:=([.B850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([.A851]-[.F$2])^2" office:value-type="float" office:value="7.868025">
            <text:p>7.868025</text:p>
          </table:table-cell>
          <table:table-cell table:formula="of:=([.B851]-[.J$2])^2" office:value-type="float" office:value="83.631025">
            <text:p>83.6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852]-[.F$2])^2" office:value-type="float" office:value="3.258025">
            <text:p>3.258025</text:p>
          </table:table-cell>
          <table:table-cell table:formula="of:=([.B852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53]-[.F$2])^2" office:value-type="float" office:value="0.648024999999999">
            <text:p>0.648025</text:p>
          </table:table-cell>
          <table:table-cell table:formula="of:=([.B85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854]-[.F$2])^2" office:value-type="float" office:value="3.258025">
            <text:p>3.258025</text:p>
          </table:table-cell>
          <table:table-cell table:formula="of:=([.B854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855]-[.F$2])^2" office:value-type="float" office:value="7.868025">
            <text:p>7.868025</text:p>
          </table:table-cell>
          <table:table-cell table:formula="of:=([.B855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856]-[.F$2])^2" office:value-type="float" office:value="4.818025">
            <text:p>4.818025</text:p>
          </table:table-cell>
          <table:table-cell table:formula="of:=([.B85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857]-[.F$2])^2" office:value-type="float" office:value="4.818025">
            <text:p>4.818025</text:p>
          </table:table-cell>
          <table:table-cell table:formula="of:=([.B85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858]-[.F$2])^2" office:value-type="float" office:value="7.868025">
            <text:p>7.868025</text:p>
          </table:table-cell>
          <table:table-cell table:formula="of:=([.B85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859]-[.F$2])^2" office:value-type="float" office:value="7.868025">
            <text:p>7.868025</text:p>
          </table:table-cell>
          <table:table-cell table:formula="of:=([.B859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60]-[.F$2])^2" office:value-type="float" office:value="0.0380250000000001">
            <text:p>0.038025</text:p>
          </table:table-cell>
          <table:table-cell table:formula="of:=([.B860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861]-[.F$2])^2" office:value-type="float" office:value="17.598025">
            <text:p>17.598025</text:p>
          </table:table-cell>
          <table:table-cell table:formula="of:=([.B861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862]-[.F$2])^2" office:value-type="float" office:value="14.478025">
            <text:p>14.478025</text:p>
          </table:table-cell>
          <table:table-cell table:formula="of:=([.B862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863]-[.F$2])^2" office:value-type="float" office:value="0.648024999999999">
            <text:p>0.648025</text:p>
          </table:table-cell>
          <table:table-cell table:formula="of:=([.B863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64]-[.F$2])^2" office:value-type="float" office:value="0.0380250000000001">
            <text:p>0.038025</text:p>
          </table:table-cell>
          <table:table-cell table:formula="of:=([.B864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65]-[.F$2])^2" office:value-type="float" office:value="38.378025">
            <text:p>38.378025</text:p>
          </table:table-cell>
          <table:table-cell table:formula="of:=([.B86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66]-[.F$2])^2" office:value-type="float" office:value="0.0380250000000001">
            <text:p>0.038025</text:p>
          </table:table-cell>
          <table:table-cell table:formula="of:=([.B866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867]-[.F$2])^2" office:value-type="float" office:value="0.648024999999999">
            <text:p>0.648025</text:p>
          </table:table-cell>
          <table:table-cell table:formula="of:=([.B867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868]-[.F$2])^2" office:value-type="float" office:value="0.0380250000000001">
            <text:p>0.038025</text:p>
          </table:table-cell>
          <table:table-cell table:formula="of:=([.B868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869]-[.F$2])^2" office:value-type="float" office:value="1.428025">
            <text:p>1.428025</text:p>
          </table:table-cell>
          <table:table-cell table:formula="of:=([.B869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870]-[.F$2])^2" office:value-type="float" office:value="10.208025">
            <text:p>10.208025</text:p>
          </table:table-cell>
          <table:table-cell table:formula="of:=([.B870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71]-[.F$2])^2" office:value-type="float" office:value="0.648024999999999">
            <text:p>0.648025</text:p>
          </table:table-cell>
          <table:table-cell table:formula="of:=([.B871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872]-[.F$2])^2" office:value-type="float" office:value="3.258025">
            <text:p>3.258025</text:p>
          </table:table-cell>
          <table:table-cell table:formula="of:=([.B87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873]-[.F$2])^2" office:value-type="float" office:value="14.478025">
            <text:p>14.478025</text:p>
          </table:table-cell>
          <table:table-cell table:formula="of:=([.B873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874]-[.F$2])^2" office:value-type="float" office:value="1.428025">
            <text:p>1.428025</text:p>
          </table:table-cell>
          <table:table-cell table:formula="of:=([.B874]-[.J$2])^2" office:value-type="float" office:value="229.371025">
            <text:p>229.3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875]-[.F$2])^2" office:value-type="float" office:value="3.258025">
            <text:p>3.258025</text:p>
          </table:table-cell>
          <table:table-cell table:formula="of:=([.B875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formula="of:=([.A876]-[.F$2])^2" office:value-type="float" office:value="3.258025">
            <text:p>3.258025</text:p>
          </table:table-cell>
          <table:table-cell table:formula="of:=([.B876]-[.J$2])^2" office:value-type="float" office:value="490.401025">
            <text:p>490.40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877]-[.F$2])^2" office:value-type="float" office:value="10.208025">
            <text:p>10.208025</text:p>
          </table:table-cell>
          <table:table-cell table:formula="of:=([.B87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878]-[.F$2])^2" office:value-type="float" office:value="7.868025">
            <text:p>7.868025</text:p>
          </table:table-cell>
          <table:table-cell table:formula="of:=([.B87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879]-[.F$2])^2" office:value-type="float" office:value="14.478025">
            <text:p>14.478025</text:p>
          </table:table-cell>
          <table:table-cell table:formula="of:=([.B879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880]-[.F$2])^2" office:value-type="float" office:value="14.478025">
            <text:p>14.478025</text:p>
          </table:table-cell>
          <table:table-cell table:formula="of:=([.B880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881]-[.F$2])^2" office:value-type="float" office:value="0.648024999999999">
            <text:p>0.648025</text:p>
          </table:table-cell>
          <table:table-cell table:formula="of:=([.B881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882]-[.F$2])^2" office:value-type="float" office:value="7.868025">
            <text:p>7.868025</text:p>
          </table:table-cell>
          <table:table-cell table:formula="of:=([.B882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883]-[.F$2])^2" office:value-type="float" office:value="14.478025">
            <text:p>14.478025</text:p>
          </table:table-cell>
          <table:table-cell table:formula="of:=([.B883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A884]-[.F$2])^2" office:value-type="float" office:value="0.648024999999999">
            <text:p>0.648025</text:p>
          </table:table-cell>
          <table:table-cell table:formula="of:=([.B88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85]-[.F$2])^2" office:value-type="float" office:value="0.648024999999999">
            <text:p>0.648025</text:p>
          </table:table-cell>
          <table:table-cell table:formula="of:=([.B885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886]-[.F$2])^2" office:value-type="float" office:value="23.088025">
            <text:p>23.088025</text:p>
          </table:table-cell>
          <table:table-cell table:formula="of:=([.B886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87]-[.F$2])^2" office:value-type="float" office:value="0.648024999999999">
            <text:p>0.648025</text:p>
          </table:table-cell>
          <table:table-cell table:formula="of:=([.B88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88]-[.F$2])^2" office:value-type="float" office:value="0.648024999999999">
            <text:p>0.648025</text:p>
          </table:table-cell>
          <table:table-cell table:formula="of:=([.B88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889]-[.F$2])^2" office:value-type="float" office:value="7.868025">
            <text:p>7.868025</text:p>
          </table:table-cell>
          <table:table-cell table:formula="of:=([.B889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890]-[.F$2])^2" office:value-type="float" office:value="3.258025">
            <text:p>3.258025</text:p>
          </table:table-cell>
          <table:table-cell table:formula="of:=([.B890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91]-[.F$2])^2" office:value-type="float" office:value="0.648024999999999">
            <text:p>0.648025</text:p>
          </table:table-cell>
          <table:table-cell table:formula="of:=([.B89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892]-[.F$2])^2" office:value-type="float" office:value="1.428025">
            <text:p>1.428025</text:p>
          </table:table-cell>
          <table:table-cell table:formula="of:=([.B892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93]-[.F$2])^2" office:value-type="float" office:value="0.648024999999999">
            <text:p>0.648025</text:p>
          </table:table-cell>
          <table:table-cell table:formula="of:=([.B893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894]-[.F$2])^2" office:value-type="float" office:value="14.478025">
            <text:p>14.478025</text:p>
          </table:table-cell>
          <table:table-cell table:formula="of:=([.B894]-[.J$2])^2" office:value-type="float" office:value="9.891025">
            <text:p>9.89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95]-[.F$2])^2" office:value-type="float" office:value="0.648024999999999">
            <text:p>0.648025</text:p>
          </table:table-cell>
          <table:table-cell table:formula="of:=([.B895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([.A896]-[.F$2])^2" office:value-type="float" office:value="10.208025">
            <text:p>10.208025</text:p>
          </table:table-cell>
          <table:table-cell table:formula="of:=([.B896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897]-[.F$2])^2" office:value-type="float" office:value="0.0380250000000001">
            <text:p>0.038025</text:p>
          </table:table-cell>
          <table:table-cell table:formula="of:=([.B89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98]-[.F$2])^2" office:value-type="float" office:value="0.648024999999999">
            <text:p>0.648025</text:p>
          </table:table-cell>
          <table:table-cell table:formula="of:=([.B898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([.A899]-[.F$2])^2" office:value-type="float" office:value="23.088025">
            <text:p>23.088025</text:p>
          </table:table-cell>
          <table:table-cell table:formula="of:=([.B899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([.A900]-[.F$2])^2" office:value-type="float" office:value="23.088025">
            <text:p>23.088025</text:p>
          </table:table-cell>
          <table:table-cell table:formula="of:=([.B90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901]-[.F$2])^2" office:value-type="float" office:value="7.868025">
            <text:p>7.868025</text:p>
          </table:table-cell>
          <table:table-cell table:formula="of:=([.B901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02]-[.F$2])^2" office:value-type="float" office:value="3.258025">
            <text:p>3.258025</text:p>
          </table:table-cell>
          <table:table-cell table:formula="of:=([.B902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903]-[.F$2])^2" office:value-type="float" office:value="84.548025">
            <text:p>84.548025</text:p>
          </table:table-cell>
          <table:table-cell table:formula="of:=([.B903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904]-[.F$2])^2" office:value-type="float" office:value="23.088025">
            <text:p>23.088025</text:p>
          </table:table-cell>
          <table:table-cell table:formula="of:=([.B90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905]-[.F$2])^2" office:value-type="float" office:value="10.208025">
            <text:p>10.208025</text:p>
          </table:table-cell>
          <table:table-cell table:formula="of:=([.B905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906]-[.F$2])^2" office:value-type="float" office:value="0.0380250000000001">
            <text:p>0.038025</text:p>
          </table:table-cell>
          <table:table-cell table:formula="of:=([.B90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907]-[.F$2])^2" office:value-type="float" office:value="10.208025">
            <text:p>10.208025</text:p>
          </table:table-cell>
          <table:table-cell table:formula="of:=([.B90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908]-[.F$2])^2" office:value-type="float" office:value="14.478025">
            <text:p>14.478025</text:p>
          </table:table-cell>
          <table:table-cell table:formula="of:=([.B908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909]-[.F$2])^2" office:value-type="float" office:value="3.258025">
            <text:p>3.258025</text:p>
          </table:table-cell>
          <table:table-cell table:formula="of:=([.B90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910]-[.F$2])^2" office:value-type="float" office:value="14.478025">
            <text:p>14.478025</text:p>
          </table:table-cell>
          <table:table-cell table:formula="of:=([.B910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911]-[.F$2])^2" office:value-type="float" office:value="0.648024999999999">
            <text:p>0.648025</text:p>
          </table:table-cell>
          <table:table-cell table:formula="of:=([.B911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912]-[.F$2])^2" office:value-type="float" office:value="38.378025">
            <text:p>38.378025</text:p>
          </table:table-cell>
          <table:table-cell table:formula="of:=([.B912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913]-[.F$2])^2" office:value-type="float" office:value="0.0380250000000001">
            <text:p>0.038025</text:p>
          </table:table-cell>
          <table:table-cell table:formula="of:=([.B913]-[.J$2])^2" office:value-type="float" office:value="102.921025">
            <text:p>102.9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14]-[.F$2])^2" office:value-type="float" office:value="7.868025">
            <text:p>7.868025</text:p>
          </table:table-cell>
          <table:table-cell table:formula="of:=([.B914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15]-[.F$2])^2" office:value-type="float" office:value="0.648024999999999">
            <text:p>0.648025</text:p>
          </table:table-cell>
          <table:table-cell table:formula="of:=([.B915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916]-[.F$2])^2" office:value-type="float" office:value="1.428025">
            <text:p>1.428025</text:p>
          </table:table-cell>
          <table:table-cell table:formula="of:=([.B916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17]-[.F$2])^2" office:value-type="float" office:value="14.478025">
            <text:p>14.478025</text:p>
          </table:table-cell>
          <table:table-cell table:formula="of:=([.B917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18]-[.F$2])^2" office:value-type="float" office:value="3.258025">
            <text:p>3.258025</text:p>
          </table:table-cell>
          <table:table-cell table:formula="of:=([.B91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919]-[.F$2])^2" office:value-type="float" office:value="0.648024999999999">
            <text:p>0.648025</text:p>
          </table:table-cell>
          <table:table-cell table:formula="of:=([.B919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920]-[.F$2])^2" office:value-type="float" office:value="17.598025">
            <text:p>17.598025</text:p>
          </table:table-cell>
          <table:table-cell table:formula="of:=([.B920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([.A921]-[.F$2])^2" office:value-type="float" office:value="3.258025">
            <text:p>3.258025</text:p>
          </table:table-cell>
          <table:table-cell table:formula="of:=([.B921]-[.J$2])^2" office:value-type="float" office:value="260.661025">
            <text:p>260.66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22]-[.F$2])^2" office:value-type="float" office:value="0.0380250000000001">
            <text:p>0.038025</text:p>
          </table:table-cell>
          <table:table-cell table:formula="of:=([.B922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923]-[.F$2])^2" office:value-type="float" office:value="3.258025">
            <text:p>3.258025</text:p>
          </table:table-cell>
          <table:table-cell table:formula="of:=([.B923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924]-[.F$2])^2" office:value-type="float" office:value="0.0380250000000001">
            <text:p>0.038025</text:p>
          </table:table-cell>
          <table:table-cell table:formula="of:=([.B92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925]-[.F$2])^2" office:value-type="float" office:value="14.478025">
            <text:p>14.478025</text:p>
          </table:table-cell>
          <table:table-cell table:formula="of:=([.B925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926]-[.F$2])^2" office:value-type="float" office:value="3.258025">
            <text:p>3.258025</text:p>
          </table:table-cell>
          <table:table-cell table:formula="of:=([.B926]-[.J$2])^2" office:value-type="float" office:value="26.471025">
            <text:p>26.4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927]-[.F$2])^2" office:value-type="float" office:value="0.0380250000000001">
            <text:p>0.038025</text:p>
          </table:table-cell>
          <table:table-cell table:formula="of:=([.B92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28]-[.F$2])^2" office:value-type="float" office:value="17.598025">
            <text:p>17.598025</text:p>
          </table:table-cell>
          <table:table-cell table:formula="of:=([.B928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29]-[.F$2])^2" office:value-type="float" office:value="0.648024999999999">
            <text:p>0.648025</text:p>
          </table:table-cell>
          <table:table-cell table:formula="of:=([.B92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930]-[.F$2])^2" office:value-type="float" office:value="7.868025">
            <text:p>7.868025</text:p>
          </table:table-cell>
          <table:table-cell table:formula="of:=([.B930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([.A931]-[.F$2])^2" office:value-type="float" office:value="26.988025">
            <text:p>26.988025</text:p>
          </table:table-cell>
          <table:table-cell table:formula="of:=([.B931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932]-[.F$2])^2" office:value-type="float" office:value="125.328025">
            <text:p>125.328025</text:p>
          </table:table-cell>
          <table:table-cell table:formula="of:=([.B932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([.A933]-[.F$2])^2" office:value-type="float" office:value="23.088025">
            <text:p>23.088025</text:p>
          </table:table-cell>
          <table:table-cell table:formula="of:=([.B933]-[.J$2])^2" office:value-type="float" office:value="37.761025">
            <text:p>37.76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934]-[.F$2])^2" office:value-type="float" office:value="10.208025">
            <text:p>10.208025</text:p>
          </table:table-cell>
          <table:table-cell table:formula="of:=([.B934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935]-[.F$2])^2" office:value-type="float" office:value="1.428025">
            <text:p>1.428025</text:p>
          </table:table-cell>
          <table:table-cell table:formula="of:=([.B935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36]-[.F$2])^2" office:value-type="float" office:value="0.648024999999999">
            <text:p>0.648025</text:p>
          </table:table-cell>
          <table:table-cell table:formula="of:=([.B936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937]-[.F$2])^2" office:value-type="float" office:value="3.258025">
            <text:p>3.258025</text:p>
          </table:table-cell>
          <table:table-cell table:formula="of:=([.B937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938]-[.F$2])^2" office:value-type="float" office:value="14.478025">
            <text:p>14.478025</text:p>
          </table:table-cell>
          <table:table-cell table:formula="of:=([.B938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39]-[.F$2])^2" office:value-type="float" office:value="7.868025">
            <text:p>7.868025</text:p>
          </table:table-cell>
          <table:table-cell table:formula="of:=([.B93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940]-[.F$2])^2" office:value-type="float" office:value="7.868025">
            <text:p>7.868025</text:p>
          </table:table-cell>
          <table:table-cell table:formula="of:=([.B940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941]-[.F$2])^2" office:value-type="float" office:value="7.868025">
            <text:p>7.868025</text:p>
          </table:table-cell>
          <table:table-cell table:formula="of:=([.B941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942]-[.F$2])^2" office:value-type="float" office:value="125.328025">
            <text:p>125.328025</text:p>
          </table:table-cell>
          <table:table-cell table:formula="of:=([.B942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43]-[.F$2])^2" office:value-type="float" office:value="14.478025">
            <text:p>14.478025</text:p>
          </table:table-cell>
          <table:table-cell table:formula="of:=([.B943]-[.J$2])^2" office:value-type="float" office:value="0.731025000000001">
            <text:p>0.73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944]-[.F$2])^2" office:value-type="float" office:value="1.428025">
            <text:p>1.428025</text:p>
          </table:table-cell>
          <table:table-cell table:formula="of:=([.B944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45]-[.F$2])^2" office:value-type="float" office:value="3.258025">
            <text:p>3.258025</text:p>
          </table:table-cell>
          <table:table-cell table:formula="of:=([.B945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946]-[.F$2])^2" office:value-type="float" office:value="17.598025">
            <text:p>17.598025</text:p>
          </table:table-cell>
          <table:table-cell table:formula="of:=([.B946]-[.J$2])^2" office:value-type="float" office:value="17.181025">
            <text:p>17.18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947]-[.F$2])^2" office:value-type="float" office:value="51.768025">
            <text:p>51.768025</text:p>
          </table:table-cell>
          <table:table-cell table:formula="of:=([.B947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948]-[.F$2])^2" office:value-type="float" office:value="14.478025">
            <text:p>14.478025</text:p>
          </table:table-cell>
          <table:table-cell table:formula="of:=([.B948]-[.J$2])^2" office:value-type="float" office:value="46.991025">
            <text:p>46.99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49]-[.F$2])^2" office:value-type="float" office:value="7.868025">
            <text:p>7.868025</text:p>
          </table:table-cell>
          <table:table-cell table:formula="of:=([.B94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950]-[.F$2])^2" office:value-type="float" office:value="7.868025">
            <text:p>7.868025</text:p>
          </table:table-cell>
          <table:table-cell table:formula="of:=([.B950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951]-[.F$2])^2" office:value-type="float" office:value="1.428025">
            <text:p>1.428025</text:p>
          </table:table-cell>
          <table:table-cell table:formula="of:=([.B95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952]-[.F$2])^2" office:value-type="float" office:value="0.0380250000000001">
            <text:p>0.038025</text:p>
          </table:table-cell>
          <table:table-cell table:formula="of:=([.B952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53]-[.F$2])^2" office:value-type="float" office:value="103.938025">
            <text:p>103.938025</text:p>
          </table:table-cell>
          <table:table-cell table:formula="of:=([.B953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54]-[.F$2])^2" office:value-type="float" office:value="7.868025">
            <text:p>7.868025</text:p>
          </table:table-cell>
          <table:table-cell table:formula="of:=([.B95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55]-[.F$2])^2" office:value-type="float" office:value="0.648024999999999">
            <text:p>0.648025</text:p>
          </table:table-cell>
          <table:table-cell table:formula="of:=([.B955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([.A956]-[.F$2])^2" office:value-type="float" office:value="14.478025">
            <text:p>14.478025</text:p>
          </table:table-cell>
          <table:table-cell table:formula="of:=([.B956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957]-[.F$2])^2" office:value-type="float" office:value="51.768025">
            <text:p>51.768025</text:p>
          </table:table-cell>
          <table:table-cell table:formula="of:=([.B957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958]-[.F$2])^2" office:value-type="float" office:value="14.478025">
            <text:p>14.478025</text:p>
          </table:table-cell>
          <table:table-cell table:formula="of:=([.B95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59]-[.F$2])^2" office:value-type="float" office:value="7.868025">
            <text:p>7.868025</text:p>
          </table:table-cell>
          <table:table-cell table:formula="of:=([.B95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60]-[.F$2])^2" office:value-type="float" office:value="7.868025">
            <text:p>7.868025</text:p>
          </table:table-cell>
          <table:table-cell table:formula="of:=([.B960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961]-[.F$2])^2" office:value-type="float" office:value="0.648024999999999">
            <text:p>0.648025</text:p>
          </table:table-cell>
          <table:table-cell table:formula="of:=([.B961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962]-[.F$2])^2" office:value-type="float" office:value="3.258025">
            <text:p>3.258025</text:p>
          </table:table-cell>
          <table:table-cell table:formula="of:=([.B962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963]-[.F$2])^2" office:value-type="float" office:value="1.428025">
            <text:p>1.428025</text:p>
          </table:table-cell>
          <table:table-cell table:formula="of:=([.B963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64]-[.F$2])^2" office:value-type="float" office:value="38.378025">
            <text:p>38.378025</text:p>
          </table:table-cell>
          <table:table-cell table:formula="of:=([.B964]-[.J$2])^2" office:value-type="float" office:value="14.861025">
            <text:p>14.86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65]-[.F$2])^2" office:value-type="float" office:value="3.258025">
            <text:p>3.258025</text:p>
          </table:table-cell>
          <table:table-cell table:formula="of:=([.B96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66]-[.F$2])^2" office:value-type="float" office:value="3.258025">
            <text:p>3.258025</text:p>
          </table:table-cell>
          <table:table-cell table:formula="of:=([.B966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967]-[.F$2])^2" office:value-type="float" office:value="0.0380250000000001">
            <text:p>0.038025</text:p>
          </table:table-cell>
          <table:table-cell table:formula="of:=([.B967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68]-[.F$2])^2" office:value-type="float" office:value="67.158025">
            <text:p>67.158025</text:p>
          </table:table-cell>
          <table:table-cell table:formula="of:=([.B968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969]-[.F$2])^2" office:value-type="float" office:value="0.0380250000000001">
            <text:p>0.038025</text:p>
          </table:table-cell>
          <table:table-cell table:formula="of:=([.B969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970]-[.F$2])^2" office:value-type="float" office:value="1.428025">
            <text:p>1.428025</text:p>
          </table:table-cell>
          <table:table-cell table:formula="of:=([.B970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71]-[.F$2])^2" office:value-type="float" office:value="0.648024999999999">
            <text:p>0.648025</text:p>
          </table:table-cell>
          <table:table-cell table:formula="of:=([.B971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72]-[.F$2])^2" office:value-type="float" office:value="3.258025">
            <text:p>3.258025</text:p>
          </table:table-cell>
          <table:table-cell table:formula="of:=([.B972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973]-[.F$2])^2" office:value-type="float" office:value="0.0380250000000001">
            <text:p>0.038025</text:p>
          </table:table-cell>
          <table:table-cell table:formula="of:=([.B973]-[.J$2])^2" office:value-type="float" office:value="293.951025">
            <text:p>293.95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74]-[.F$2])^2" office:value-type="float" office:value="3.258025">
            <text:p>3.258025</text:p>
          </table:table-cell>
          <table:table-cell table:formula="of:=([.B97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975]-[.F$2])^2" office:value-type="float" office:value="7.868025">
            <text:p>7.868025</text:p>
          </table:table-cell>
          <table:table-cell table:formula="of:=([.B975]-[.J$2])^2" office:value-type="float" office:value="51.051025">
            <text:p>51.05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976]-[.F$2])^2" office:value-type="float" office:value="10.208025">
            <text:p>10.208025</text:p>
          </table:table-cell>
          <table:table-cell table:formula="of:=([.B976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977]-[.F$2])^2" office:value-type="float" office:value="17.598025">
            <text:p>17.598025</text:p>
          </table:table-cell>
          <table:table-cell table:formula="of:=([.B977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978]-[.F$2])^2" office:value-type="float" office:value="10.208025">
            <text:p>10.208025</text:p>
          </table:table-cell>
          <table:table-cell table:formula="of:=([.B97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79]-[.F$2])^2" office:value-type="float" office:value="3.258025">
            <text:p>3.258025</text:p>
          </table:table-cell>
          <table:table-cell table:formula="of:=([.B979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80]-[.F$2])^2" office:value-type="float" office:value="0.648024999999999">
            <text:p>0.648025</text:p>
          </table:table-cell>
          <table:table-cell table:formula="of:=([.B980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81]-[.F$2])^2" office:value-type="float" office:value="3.258025">
            <text:p>3.258025</text:p>
          </table:table-cell>
          <table:table-cell table:formula="of:=([.B981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82]-[.F$2])^2" office:value-type="float" office:value="0.648024999999999">
            <text:p>0.648025</text:p>
          </table:table-cell>
          <table:table-cell table:formula="of:=([.B982]-[.J$2])^2" office:value-type="float" office:value="66.341025">
            <text:p>66.34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83]-[.F$2])^2" office:value-type="float" office:value="3.258025">
            <text:p>3.258025</text:p>
          </table:table-cell>
          <table:table-cell table:formula="of:=([.B983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84]-[.F$2])^2" office:value-type="float" office:value="3.258025">
            <text:p>3.258025</text:p>
          </table:table-cell>
          <table:table-cell table:formula="of:=([.B984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85]-[.F$2])^2" office:value-type="float" office:value="3.258025">
            <text:p>3.258025</text:p>
          </table:table-cell>
          <table:table-cell table:formula="of:=([.B985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86]-[.F$2])^2" office:value-type="float" office:value="7.868025">
            <text:p>7.868025</text:p>
          </table:table-cell>
          <table:table-cell table:formula="of:=([.B986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987]-[.F$2])^2" office:value-type="float" office:value="0.648024999999999">
            <text:p>0.648025</text:p>
          </table:table-cell>
          <table:table-cell table:formula="of:=([.B987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988]-[.F$2])^2" office:value-type="float" office:value="3.258025">
            <text:p>3.258025</text:p>
          </table:table-cell>
          <table:table-cell table:formula="of:=([.B988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89]-[.F$2])^2" office:value-type="float" office:value="26.988025">
            <text:p>26.988025</text:p>
          </table:table-cell>
          <table:table-cell table:formula="of:=([.B989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990]-[.F$2])^2" office:value-type="float" office:value="0.0380250000000001">
            <text:p>0.038025</text:p>
          </table:table-cell>
          <table:table-cell table:formula="of:=([.B990]-[.J$2])^2" office:value-type="float" office:value="8.151025">
            <text:p>8.15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991]-[.F$2])^2" office:value-type="float" office:value="7.868025">
            <text:p>7.868025</text:p>
          </table:table-cell>
          <table:table-cell table:formula="of:=([.B991]-[.J$2])^2" office:value-type="float" office:value="1.311025">
            <text:p>1.3110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92]-[.F$2])^2" office:value-type="float" office:value="3.258025">
            <text:p>3.258025</text:p>
          </table:table-cell>
          <table:table-cell table:formula="of:=([.B992]-[.J$2])^2" office:value-type="float" office:value="4.601025">
            <text:p>4.60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993]-[.F$2])^2" office:value-type="float" office:value="1.428025">
            <text:p>1.428025</text:p>
          </table:table-cell>
          <table:table-cell table:formula="of:=([.B993]-[.J$2])^2" office:value-type="float" office:value="23.571025">
            <text:p>23.57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994]-[.F$2])^2" office:value-type="float" office:value="0.648024999999999">
            <text:p>0.648025</text:p>
          </table:table-cell>
          <table:table-cell table:formula="of:=([.B994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995]-[.F$2])^2" office:value-type="float" office:value="0.0380250000000001">
            <text:p>0.038025</text:p>
          </table:table-cell>
          <table:table-cell table:formula="of:=([.B995]-[.J$2])^2" office:value-type="float" office:value="0.0210249999999999">
            <text:p>0.02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96]-[.F$2])^2" office:value-type="float" office:value="7.868025">
            <text:p>7.868025</text:p>
          </table:table-cell>
          <table:table-cell table:formula="of:=([.B996]-[.J$2])^2" office:value-type="float" office:value="34.281025">
            <text:p>34.2810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997]-[.F$2])^2" office:value-type="float" office:value="1.428025">
            <text:p>1.428025</text:p>
          </table:table-cell>
          <table:table-cell table:formula="of:=([.B997]-[.J$2])^2" office:value-type="float" office:value="293.951025">
            <text:p>293.9510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998]-[.F$2])^2" office:value-type="float" office:value="0.0380250000000001">
            <text:p>0.038025</text:p>
          </table:table-cell>
          <table:table-cell table:formula="of:=([.B998]-[.J$2])^2" office:value-type="float" office:value="3.441025">
            <text:p>3.44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([.A999]-[.F$2])^2" office:value-type="float" office:value="0.648024999999999">
            <text:p>0.648025</text:p>
          </table:table-cell>
          <table:table-cell table:formula="of:=([.B999]-[.J$2])^2" office:value-type="float" office:value="293.951025">
            <text:p>293.9510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000]-[.F$2])^2" office:value-type="float" office:value="0.648024999999999">
            <text:p>0.648025</text:p>
          </table:table-cell>
          <table:table-cell table:formula="of:=([.B1000]-[.J$2])^2" office:value-type="float" office:value="9.891025">
            <text:p>9.89102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4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4:01:30</dc:date>
    <meta:generator>LibreOffice/3.4$Linux LibreOffice_project/340m1$Build-1206</meta:generator>
    <meta:editing-duration>PT27S</meta:editing-duration>
    <meta:editing-cycles>1</meta:editing-cycles>
    <meta:document-statistic meta:table-count="1" meta:cell-count="4008" meta:object-count="0"/>
  </office:meta>
</office:document-meta>
</file>